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5.08cm"/>
    </style:style>
    <style:style style:name="co10" style:family="table-column">
      <style:table-column-properties fo:break-before="auto" style:column-width="1.77270833333333cm"/>
    </style:style>
    <style:style style:name="co11" style:family="table-column">
      <style:table-column-properties fo:break-before="auto" style:column-width="2.38125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2.19604166666667cm"/>
    </style:style>
    <style:style style:name="co14" style:family="table-column">
      <style:table-column-properties fo:break-before="auto" style:column-width="3.04270833333333cm"/>
    </style:style>
    <style:style style:name="co15" style:family="table-column">
      <style:table-column-properties fo:break-before="auto" style:column-width="4.94770833333333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Движение_товаров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2">
            <text:p>ID операции</text:p>
          </table:table-cell>
          <table:table-cell office:value-type="string" table:style-name="ce2">
            <text:p>Дата</text:p>
          </table:table-cell>
          <table:table-cell office:value-type="string" table:style-name="ce2">
            <text:p>ID магазина</text:p>
          </table:table-cell>
          <table:table-cell office:value-type="string" table:style-name="ce2">
            <text:p>Артикул</text:p>
          </table:table-cell>
          <table:table-cell office:value-type="string" table:style-name="ce2">
            <text:p>Тип операции</text:p>
          </table:table-cell>
          <table:table-cell office:value-type="string" table:style-name="ce2">
            <text:p>Количество упаковок, шт.</text:p>
          </table:table-cell>
          <table:table-cell office:value-type="string" table:style-name="ce2">
            <text:p>Цена руб./шт.</text:p>
          </table:table-cell>
          <table:table-cell office:value-type="string" table:style-name="ce2">
            <text:p>вес</text:p>
          </table:table-cell>
          <table:table-cell table:style-name="ce1"/>
          <table:table-cell office:value-type="string" table:style-name="ce2">
            <text:p>Ответ-1765</text:p>
          </table:table-cell>
          <table:table-cell table:number-columns-repeated="16374"/>
        </table:table-row>
        <table:table-row table:style-name="ro2" table:visibility="filter">
          <table:table-cell office:value-type="float" office:value="1" table:style-name="ce1">
            <text:p>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2" table:style-name="ce1">
            <text:p>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3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" table:style-name="ce1">
            <text:p>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4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4" table:style-name="ce1">
            <text:p>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5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5" table:style-name="ce1">
            <text:p>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6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" table:style-name="ce1">
            <text:p>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7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7" table:style-name="ce1">
            <text:p>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8];[Товар.A:.F];5;)" table:style-name="ce1">
            <text:p>0,3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8" table:style-name="ce1">
            <text:p>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9];[Товар.A:.F];5;)" table:style-name="ce1">
            <text:p>0,3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9" table:style-name="ce1">
            <text:p>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10];[Товар.A:.F];5;)" table:style-name="ce1">
            <text:p>0,3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0" table:style-name="ce1">
            <text:p>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11];[Товар.A:.F];5;)" table:style-name="ce1">
            <text:p>0,3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1" table:style-name="ce1">
            <text:p>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12];[Товар.A:.F];5;)" table:style-name="ce1">
            <text:p>0,2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2" table:style-name="ce1">
            <text:p>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13];[Товар.A:.F];5;)" table:style-name="ce1">
            <text:p>0,2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3" table:style-name="ce1">
            <text:p>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14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4" table:style-name="ce1">
            <text:p>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15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5" table:style-name="ce1">
            <text:p>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6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6" table:style-name="ce1">
            <text:p>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" table:style-name="ce1">
            <text:p>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1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" table:style-name="ce1">
            <text:p>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1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" table:style-name="ce1">
            <text:p>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2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" table:style-name="ce1">
            <text:p>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2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" table:style-name="ce1">
            <text:p>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2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" table:style-name="ce1">
            <text:p>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2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3" table:style-name="ce1">
            <text:p>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2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4" table:style-name="ce1">
            <text:p>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33" table:style-name="ce1">
            <text:p>133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2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5" table:style-name="ce1">
            <text:p>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2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6" table:style-name="ce1">
            <text:p>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2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7" table:style-name="ce1">
            <text:p>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2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8" table:style-name="ce1">
            <text:p>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2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9" table:style-name="ce1">
            <text:p>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3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0" table:style-name="ce1">
            <text:p>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3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1" table:style-name="ce1">
            <text:p>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3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2" table:style-name="ce1">
            <text:p>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3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3" table:style-name="ce1">
            <text:p>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3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4" table:style-name="ce1">
            <text:p>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3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5" table:style-name="ce1">
            <text:p>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3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6" table:style-name="ce1">
            <text:p>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3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7" table:style-name="ce1">
            <text:p>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3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8" table:style-name="ce1">
            <text:p>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3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9" table:style-name="ce1">
            <text:p>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4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0" table:style-name="ce1">
            <text:p>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4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1" table:style-name="ce1">
            <text:p>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4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2" table:style-name="ce1">
            <text:p>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4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3" table:style-name="ce1">
            <text:p>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4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4" table:style-name="ce1">
            <text:p>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4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5" table:style-name="ce1">
            <text:p>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4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6" table:style-name="ce1">
            <text:p>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4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7" table:style-name="ce1">
            <text:p>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4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8" table:style-name="ce1">
            <text:p>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65" table:style-name="ce1">
            <text:p>165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4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9" table:style-name="ce1">
            <text:p>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50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50" table:style-name="ce1">
            <text:p>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51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51" table:style-name="ce1">
            <text:p>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52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52" table:style-name="ce1">
            <text:p>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53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53" table:style-name="ce1">
            <text:p>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5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4" table:style-name="ce1">
            <text:p>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5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5" table:style-name="ce1">
            <text:p>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5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6" table:style-name="ce1">
            <text:p>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5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7" table:style-name="ce1">
            <text:p>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5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8" table:style-name="ce1">
            <text:p>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5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9" table:style-name="ce1">
            <text:p>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6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0" table:style-name="ce1">
            <text:p>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6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1" table:style-name="ce1">
            <text:p>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6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2" table:style-name="ce1">
            <text:p>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6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3" table:style-name="ce1">
            <text:p>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6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4" table:style-name="ce1">
            <text:p>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6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5" table:style-name="ce1">
            <text:p>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6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6" table:style-name="ce1">
            <text:p>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33" table:style-name="ce1">
            <text:p>133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6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7" table:style-name="ce1">
            <text:p>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6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8" table:style-name="ce1">
            <text:p>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6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9" table:style-name="ce1">
            <text:p>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7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0" table:style-name="ce1">
            <text:p>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7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1" table:style-name="ce1">
            <text:p>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7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2" table:style-name="ce1">
            <text:p>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7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3" table:style-name="ce1">
            <text:p>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7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4" table:style-name="ce1">
            <text:p>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7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5" table:style-name="ce1">
            <text:p>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7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6" table:style-name="ce1">
            <text:p>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7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7" table:style-name="ce1">
            <text:p>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7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8" table:style-name="ce1">
            <text:p>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7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9" table:style-name="ce1">
            <text:p>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8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0" table:style-name="ce1">
            <text:p>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8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1" table:style-name="ce1">
            <text:p>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8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2" table:style-name="ce1">
            <text:p>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8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3" table:style-name="ce1">
            <text:p>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8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4" table:style-name="ce1">
            <text:p>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8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5" table:style-name="ce1">
            <text:p>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8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6" table:style-name="ce1">
            <text:p>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8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7" table:style-name="ce1">
            <text:p>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8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8" table:style-name="ce1">
            <text:p>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8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9" table:style-name="ce1">
            <text:p>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9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0" table:style-name="ce1">
            <text:p>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9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1" table:style-name="ce1">
            <text:p>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92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92" table:style-name="ce1">
            <text:p>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93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93" table:style-name="ce1">
            <text:p>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94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94" table:style-name="ce1">
            <text:p>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95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95" table:style-name="ce1">
            <text:p>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9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96" table:style-name="ce1">
            <text:p>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97];[Товар.A:.F];5;)" table:style-name="ce1">
            <text:p>0,2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97" table:style-name="ce1">
            <text:p>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98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98" table:style-name="ce1">
            <text:p>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99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99" table:style-name="ce1">
            <text:p>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00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00" table:style-name="ce1">
            <text:p>1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11" table:style-name="ce1">
            <text:p>111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01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01" table:style-name="ce1">
            <text:p>1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102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02" table:style-name="ce1">
            <text:p>1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09" table:style-name="ce1">
            <text:p>109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103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03" table:style-name="ce1">
            <text:p>1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104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04" table:style-name="ce1">
            <text:p>1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14" table:style-name="ce1">
            <text:p>114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105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05" table:style-name="ce1">
            <text:p>1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106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06" table:style-name="ce1">
            <text:p>1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12" table:style-name="ce1">
            <text:p>112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107];[Товар.A:.F];5;)" table:style-name="ce1">
            <text:p>0,5</text:p>
          </table:table-cell>
          <table:table-cell table:number-columns-repeated="16376" table:style-name="ce1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108];[Товар.A:.F];5;)" table:style-name="ce1">
            <text:p>1</text:p>
          </table:table-cell>
          <table:table-cell office:value-type="float" office:value="170" table:formula="of:=[.F108]*[.H108]" table:style-name="ce1">
            <text:p>170</text:p>
          </table:table-cell>
          <table:table-cell table:number-columns-repeated="16375"/>
        </table:table-row>
        <table:table-row table:style-name="ro2" table:visibility="filter">
          <table:table-cell office:value-type="float" office:value="108" table:style-name="ce1">
            <text:p>1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93" table:style-name="ce1">
            <text:p>93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109];[Товар.A:.F];5;)" table:style-name="ce1">
            <text:p>1</text:p>
          </table:table-cell>
          <table:table-cell table:number-columns-repeated="16376" table:style-name="ce1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110];[Товар.A:.F];5;)" table:style-name="ce1">
            <text:p>1</text:p>
          </table:table-cell>
          <table:table-cell office:value-type="float" office:value="180" table:formula="of:=[.F110]*[.H110]" table:style-name="ce1">
            <text:p>180</text:p>
          </table:table-cell>
          <table:table-cell table:number-columns-repeated="16375"/>
        </table:table-row>
        <table:table-row table:style-name="ro2" table:visibility="filter">
          <table:table-cell office:value-type="float" office:value="110" table:style-name="ce1">
            <text:p>1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111];[Товар.A:.F];5;)" table:style-name="ce1">
            <text:p>1</text:p>
          </table:table-cell>
          <table:table-cell table:number-columns-repeated="16376" table:style-name="ce1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112];[Товар.A:.F];5;)" table:style-name="ce1">
            <text:p>0,5</text:p>
          </table:table-cell>
          <table:table-cell office:value-type="float" office:value="90" table:formula="of:=[.F112]*[.H112]" table:style-name="ce1">
            <text:p>90</text:p>
          </table:table-cell>
          <table:table-cell table:number-columns-repeated="16375"/>
        </table:table-row>
        <table:table-row table:style-name="ro2" table:visibility="filter">
          <table:table-cell office:value-type="float" office:value="112" table:style-name="ce1">
            <text:p>1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11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3" table:style-name="ce1">
            <text:p>1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11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4" table:style-name="ce1">
            <text:p>1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11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5" table:style-name="ce1">
            <text:p>1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11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6" table:style-name="ce1">
            <text:p>1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11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7" table:style-name="ce1">
            <text:p>1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11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8" table:style-name="ce1">
            <text:p>1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11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9" table:style-name="ce1">
            <text:p>1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2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0" table:style-name="ce1">
            <text:p>1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2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1" table:style-name="ce1">
            <text:p>1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12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2" table:style-name="ce1">
            <text:p>1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12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3" table:style-name="ce1">
            <text:p>1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12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4" table:style-name="ce1">
            <text:p>1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12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5" table:style-name="ce1">
            <text:p>1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12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6" table:style-name="ce1">
            <text:p>1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12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7" table:style-name="ce1">
            <text:p>1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12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8" table:style-name="ce1">
            <text:p>1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12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9" table:style-name="ce1">
            <text:p>1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13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0" table:style-name="ce1">
            <text:p>1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13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1" table:style-name="ce1">
            <text:p>1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3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2" table:style-name="ce1">
            <text:p>1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3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3" table:style-name="ce1">
            <text:p>1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134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4" table:style-name="ce1">
            <text:p>1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135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5" table:style-name="ce1">
            <text:p>1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136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6" table:style-name="ce1">
            <text:p>1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137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7" table:style-name="ce1">
            <text:p>1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13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8" table:style-name="ce1">
            <text:p>1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13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9" table:style-name="ce1">
            <text:p>1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14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0" table:style-name="ce1">
            <text:p>1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14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1" table:style-name="ce1">
            <text:p>1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4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2" table:style-name="ce1">
            <text:p>1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4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3" table:style-name="ce1">
            <text:p>1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14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4" table:style-name="ce1">
            <text:p>1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14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5" table:style-name="ce1">
            <text:p>1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14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6" table:style-name="ce1">
            <text:p>1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14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7" table:style-name="ce1">
            <text:p>1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14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8" table:style-name="ce1">
            <text:p>1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14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9" table:style-name="ce1">
            <text:p>1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15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0" table:style-name="ce1">
            <text:p>1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15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1" table:style-name="ce1">
            <text:p>1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15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2" table:style-name="ce1">
            <text:p>1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15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3" table:style-name="ce1">
            <text:p>1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15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4" table:style-name="ce1">
            <text:p>1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15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5" table:style-name="ce1">
            <text:p>1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15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6" table:style-name="ce1">
            <text:p>1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15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7" table:style-name="ce1">
            <text:p>1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15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8" table:style-name="ce1">
            <text:p>1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15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9" table:style-name="ce1">
            <text:p>1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16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0" table:style-name="ce1">
            <text:p>1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16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1" table:style-name="ce1">
            <text:p>1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6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2" table:style-name="ce1">
            <text:p>1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6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3" table:style-name="ce1">
            <text:p>1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16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4" table:style-name="ce1">
            <text:p>1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16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5" table:style-name="ce1">
            <text:p>1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16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6" table:style-name="ce1">
            <text:p>1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16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7" table:style-name="ce1">
            <text:p>1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16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8" table:style-name="ce1">
            <text:p>1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16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9" table:style-name="ce1">
            <text:p>1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17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0" table:style-name="ce1">
            <text:p>1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17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1" table:style-name="ce1">
            <text:p>1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17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2" table:style-name="ce1">
            <text:p>1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10" table:style-name="ce1">
            <text:p>11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17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3" table:style-name="ce1">
            <text:p>1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7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4" table:style-name="ce1">
            <text:p>1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7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5" table:style-name="ce1">
            <text:p>1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176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6" table:style-name="ce1">
            <text:p>1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177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7" table:style-name="ce1">
            <text:p>1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178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8" table:style-name="ce1">
            <text:p>1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179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9" table:style-name="ce1">
            <text:p>1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18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0" table:style-name="ce1">
            <text:p>1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18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1" table:style-name="ce1">
            <text:p>1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18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2" table:style-name="ce1">
            <text:p>1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18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3" table:style-name="ce1">
            <text:p>1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8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4" table:style-name="ce1">
            <text:p>1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8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5" table:style-name="ce1">
            <text:p>1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18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6" table:style-name="ce1">
            <text:p>1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18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7" table:style-name="ce1">
            <text:p>1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18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8" table:style-name="ce1">
            <text:p>1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18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9" table:style-name="ce1">
            <text:p>1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19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0" table:style-name="ce1">
            <text:p>1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19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1" table:style-name="ce1">
            <text:p>1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19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2" table:style-name="ce1">
            <text:p>1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19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3" table:style-name="ce1">
            <text:p>1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19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4" table:style-name="ce1">
            <text:p>1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19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5" table:style-name="ce1">
            <text:p>1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19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6" table:style-name="ce1">
            <text:p>1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19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7" table:style-name="ce1">
            <text:p>1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19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8" table:style-name="ce1">
            <text:p>1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19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9" table:style-name="ce1">
            <text:p>1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20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0" table:style-name="ce1">
            <text:p>2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20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1" table:style-name="ce1">
            <text:p>2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20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2" table:style-name="ce1">
            <text:p>2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20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3" table:style-name="ce1">
            <text:p>2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20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4" table:style-name="ce1">
            <text:p>2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20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5" table:style-name="ce1">
            <text:p>2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20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6" table:style-name="ce1">
            <text:p>2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20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7" table:style-name="ce1">
            <text:p>2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20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8" table:style-name="ce1">
            <text:p>2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20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9" table:style-name="ce1">
            <text:p>2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21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0" table:style-name="ce1">
            <text:p>2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21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1" table:style-name="ce1">
            <text:p>2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2" table:style-name="ce1">
            <text:p>2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3" table:style-name="ce1">
            <text:p>2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4" table:style-name="ce1">
            <text:p>2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5" table:style-name="ce1">
            <text:p>2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6" table:style-name="ce1">
            <text:p>2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7" table:style-name="ce1">
            <text:p>2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8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8" table:style-name="ce1">
            <text:p>2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9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9" table:style-name="ce1">
            <text:p>2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20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0" table:style-name="ce1">
            <text:p>2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21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1" table:style-name="ce1">
            <text:p>2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2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2" table:style-name="ce1">
            <text:p>2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2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3" table:style-name="ce1">
            <text:p>2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22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4" table:style-name="ce1">
            <text:p>2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225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225" table:style-name="ce1">
            <text:p>2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26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226" table:style-name="ce1">
            <text:p>2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08" table:style-name="ce1">
            <text:p>108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27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227" table:style-name="ce1">
            <text:p>2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228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228" table:style-name="ce1">
            <text:p>2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229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229" table:style-name="ce1">
            <text:p>2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230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230" table:style-name="ce1">
            <text:p>2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16" table:style-name="ce1">
            <text:p>116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231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231" table:style-name="ce1">
            <text:p>2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232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232" table:style-name="ce1">
            <text:p>2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233];[Товар.A:.F];5;)" table:style-name="ce1">
            <text:p>0,5</text:p>
          </table:table-cell>
          <table:table-cell table:number-columns-repeated="16376" table:style-name="ce1"/>
        </table:table-row>
        <table:table-row table:style-name="ro2">
          <table:table-cell office:value-type="float" office:value="233" table:style-name="ce1">
            <text:p>2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234];[Товар.A:.F];5;)" table:style-name="ce1">
            <text:p>1</text:p>
          </table:table-cell>
          <table:table-cell office:value-type="float" office:value="180" table:formula="of:=[.F234]*[.H234]" table:style-name="ce1">
            <text:p>180</text:p>
          </table:table-cell>
          <table:table-cell table:number-columns-repeated="16375"/>
        </table:table-row>
        <table:table-row table:style-name="ro2" table:visibility="filter">
          <table:table-cell office:value-type="float" office:value="234" table:style-name="ce1">
            <text:p>2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93" table:style-name="ce1">
            <text:p>93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235];[Товар.A:.F];5;)" table:style-name="ce1">
            <text:p>1</text:p>
          </table:table-cell>
          <table:table-cell table:number-columns-repeated="16376" table:style-name="ce1"/>
        </table:table-row>
        <table:table-row table:style-name="ro2">
          <table:table-cell office:value-type="float" office:value="235" table:style-name="ce1">
            <text:p>2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236];[Товар.A:.F];5;)" table:style-name="ce1">
            <text:p>1</text:p>
          </table:table-cell>
          <table:table-cell office:value-type="float" office:value="170" table:formula="of:=[.F236]*[.H236]" table:style-name="ce1">
            <text:p>170</text:p>
          </table:table-cell>
          <table:table-cell table:number-columns-repeated="16375"/>
        </table:table-row>
        <table:table-row table:style-name="ro2" table:visibility="filter">
          <table:table-cell office:value-type="float" office:value="236" table:style-name="ce1">
            <text:p>2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237];[Товар.A:.F];5;)" table:style-name="ce1">
            <text:p>1</text:p>
          </table:table-cell>
          <table:table-cell table:number-columns-repeated="16376" table:style-name="ce1"/>
        </table:table-row>
        <table:table-row table:style-name="ro2">
          <table:table-cell office:value-type="float" office:value="237" table:style-name="ce1">
            <text:p>2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238];[Товар.A:.F];5;)" table:style-name="ce1">
            <text:p>0,5</text:p>
          </table:table-cell>
          <table:table-cell office:value-type="float" office:value="90" table:formula="of:=[.F238]*[.H238]" table:style-name="ce1">
            <text:p>90</text:p>
          </table:table-cell>
          <table:table-cell table:number-columns-repeated="16375"/>
        </table:table-row>
        <table:table-row table:style-name="ro2" table:visibility="filter">
          <table:table-cell office:value-type="float" office:value="238" table:style-name="ce1">
            <text:p>2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239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239" table:style-name="ce1">
            <text:p>2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240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240" table:style-name="ce1">
            <text:p>2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24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41" table:style-name="ce1">
            <text:p>2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24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42" table:style-name="ce1">
            <text:p>2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24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43" table:style-name="ce1">
            <text:p>2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24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44" table:style-name="ce1">
            <text:p>2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24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45" table:style-name="ce1">
            <text:p>2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24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46" table:style-name="ce1">
            <text:p>2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24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47" table:style-name="ce1">
            <text:p>2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24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48" table:style-name="ce1">
            <text:p>2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24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49" table:style-name="ce1">
            <text:p>2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25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50" table:style-name="ce1">
            <text:p>2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25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51" table:style-name="ce1">
            <text:p>2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25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52" table:style-name="ce1">
            <text:p>2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25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53" table:style-name="ce1">
            <text:p>2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5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54" table:style-name="ce1">
            <text:p>2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5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55" table:style-name="ce1">
            <text:p>2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5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56" table:style-name="ce1">
            <text:p>2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5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57" table:style-name="ce1">
            <text:p>2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5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58" table:style-name="ce1">
            <text:p>2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5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59" table:style-name="ce1">
            <text:p>2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60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60" table:style-name="ce1">
            <text:p>2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45" table:style-name="ce1">
            <text:p>145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61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61" table:style-name="ce1">
            <text:p>2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62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62" table:style-name="ce1">
            <text:p>2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63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63" table:style-name="ce1">
            <text:p>2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6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64" table:style-name="ce1">
            <text:p>2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6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65" table:style-name="ce1">
            <text:p>2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26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66" table:style-name="ce1">
            <text:p>2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26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67" table:style-name="ce1">
            <text:p>2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6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68" table:style-name="ce1">
            <text:p>2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6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69" table:style-name="ce1">
            <text:p>2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27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70" table:style-name="ce1">
            <text:p>2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27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71" table:style-name="ce1">
            <text:p>2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27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72" table:style-name="ce1">
            <text:p>2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27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73" table:style-name="ce1">
            <text:p>2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27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74" table:style-name="ce1">
            <text:p>2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27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75" table:style-name="ce1">
            <text:p>2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27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76" table:style-name="ce1">
            <text:p>2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33" table:style-name="ce1">
            <text:p>133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27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77" table:style-name="ce1">
            <text:p>2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27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78" table:style-name="ce1">
            <text:p>2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27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79" table:style-name="ce1">
            <text:p>2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28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80" table:style-name="ce1">
            <text:p>2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28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81" table:style-name="ce1">
            <text:p>2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28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82" table:style-name="ce1">
            <text:p>2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28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83" table:style-name="ce1">
            <text:p>2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28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84" table:style-name="ce1">
            <text:p>2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28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85" table:style-name="ce1">
            <text:p>2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28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86" table:style-name="ce1">
            <text:p>2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28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87" table:style-name="ce1">
            <text:p>2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28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88" table:style-name="ce1">
            <text:p>2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28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89" table:style-name="ce1">
            <text:p>2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29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90" table:style-name="ce1">
            <text:p>2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29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91" table:style-name="ce1">
            <text:p>2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29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92" table:style-name="ce1">
            <text:p>2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29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93" table:style-name="ce1">
            <text:p>2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29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94" table:style-name="ce1">
            <text:p>2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29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95" table:style-name="ce1">
            <text:p>2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9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96" table:style-name="ce1">
            <text:p>2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9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97" table:style-name="ce1">
            <text:p>2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9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98" table:style-name="ce1">
            <text:p>2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9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99" table:style-name="ce1">
            <text:p>2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30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00" table:style-name="ce1">
            <text:p>3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30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01" table:style-name="ce1">
            <text:p>3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302];[Товар.A:.F];5;)" table:style-name="ce1">
            <text:p>0,3</text:p>
          </table:table-cell>
          <table:table-cell table:number-columns-repeated="16376"/>
        </table:table-row>
        <table:table-row table:style-name="ro3" table:visibility="filter">
          <table:table-cell office:value-type="float" office:value="302" table:style-name="ce1">
            <text:p>3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303];[Товар.A:.F];5;)" table:style-name="ce1">
            <text:p>0,3</text:p>
          </table:table-cell>
          <table:table-cell table:number-columns-repeated="16376"/>
        </table:table-row>
        <table:table-row table:style-name="ro3" table:visibility="filter">
          <table:table-cell office:value-type="float" office:value="303" table:style-name="ce1">
            <text:p>3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304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304" table:style-name="ce1">
            <text:p>3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305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305" table:style-name="ce1">
            <text:p>3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30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06" table:style-name="ce1">
            <text:p>3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30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07" table:style-name="ce1">
            <text:p>3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30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08" table:style-name="ce1">
            <text:p>3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30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09" table:style-name="ce1">
            <text:p>3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31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10" table:style-name="ce1">
            <text:p>3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31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11" table:style-name="ce1">
            <text:p>3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31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12" table:style-name="ce1">
            <text:p>3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31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13" table:style-name="ce1">
            <text:p>3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31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14" table:style-name="ce1">
            <text:p>3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31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15" table:style-name="ce1">
            <text:p>3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31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16" table:style-name="ce1">
            <text:p>3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31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17" table:style-name="ce1">
            <text:p>3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31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18" table:style-name="ce1">
            <text:p>3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31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19" table:style-name="ce1">
            <text:p>3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32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20" table:style-name="ce1">
            <text:p>3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32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21" table:style-name="ce1">
            <text:p>3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32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22" table:style-name="ce1">
            <text:p>3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32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23" table:style-name="ce1">
            <text:p>3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32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24" table:style-name="ce1">
            <text:p>3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32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25" table:style-name="ce1">
            <text:p>3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32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26" table:style-name="ce1">
            <text:p>3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32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27" table:style-name="ce1">
            <text:p>3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32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28" table:style-name="ce1">
            <text:p>3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32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29" table:style-name="ce1">
            <text:p>3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33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30" table:style-name="ce1">
            <text:p>3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33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31" table:style-name="ce1">
            <text:p>3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33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32" table:style-name="ce1">
            <text:p>3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33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33" table:style-name="ce1">
            <text:p>3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33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34" table:style-name="ce1">
            <text:p>3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33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35" table:style-name="ce1">
            <text:p>3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33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36" table:style-name="ce1">
            <text:p>3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33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37" table:style-name="ce1">
            <text:p>3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33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38" table:style-name="ce1">
            <text:p>3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33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39" table:style-name="ce1">
            <text:p>3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34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40" table:style-name="ce1">
            <text:p>3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34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41" table:style-name="ce1">
            <text:p>3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34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42" table:style-name="ce1">
            <text:p>3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34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43" table:style-name="ce1">
            <text:p>3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344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344" table:style-name="ce1">
            <text:p>3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40" table:style-name="ce1">
            <text:p>14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345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345" table:style-name="ce1">
            <text:p>3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346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346" table:style-name="ce1">
            <text:p>3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347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347" table:style-name="ce1">
            <text:p>3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34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48" table:style-name="ce1">
            <text:p>3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34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49" table:style-name="ce1">
            <text:p>3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35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50" table:style-name="ce1">
            <text:p>3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35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51" table:style-name="ce1">
            <text:p>3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35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52" table:style-name="ce1">
            <text:p>3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35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53" table:style-name="ce1">
            <text:p>3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35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54" table:style-name="ce1">
            <text:p>3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35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55" table:style-name="ce1">
            <text:p>3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35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56" table:style-name="ce1">
            <text:p>3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35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57" table:style-name="ce1">
            <text:p>3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35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58" table:style-name="ce1">
            <text:p>3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35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59" table:style-name="ce1">
            <text:p>3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36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60" table:style-name="ce1">
            <text:p>3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36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61" table:style-name="ce1">
            <text:p>3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36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62" table:style-name="ce1">
            <text:p>3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36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63" table:style-name="ce1">
            <text:p>3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36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64" table:style-name="ce1">
            <text:p>3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36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65" table:style-name="ce1">
            <text:p>3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36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66" table:style-name="ce1">
            <text:p>3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36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67" table:style-name="ce1">
            <text:p>3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36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68" table:style-name="ce1">
            <text:p>3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36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69" table:style-name="ce1">
            <text:p>3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37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70" table:style-name="ce1">
            <text:p>3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37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71" table:style-name="ce1">
            <text:p>3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37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72" table:style-name="ce1">
            <text:p>3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37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73" table:style-name="ce1">
            <text:p>3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37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74" table:style-name="ce1">
            <text:p>3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37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75" table:style-name="ce1">
            <text:p>3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37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76" table:style-name="ce1">
            <text:p>3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37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77" table:style-name="ce1">
            <text:p>3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37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78" table:style-name="ce1">
            <text:p>3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37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79" table:style-name="ce1">
            <text:p>3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38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80" table:style-name="ce1">
            <text:p>3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38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81" table:style-name="ce1">
            <text:p>3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38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82" table:style-name="ce1">
            <text:p>3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38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83" table:style-name="ce1">
            <text:p>3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38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84" table:style-name="ce1">
            <text:p>3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38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85" table:style-name="ce1">
            <text:p>3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386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386" table:style-name="ce1">
            <text:p>3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387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387" table:style-name="ce1">
            <text:p>3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388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388" table:style-name="ce1">
            <text:p>3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389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389" table:style-name="ce1">
            <text:p>3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39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90" table:style-name="ce1">
            <text:p>3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39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91" table:style-name="ce1">
            <text:p>3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39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92" table:style-name="ce1">
            <text:p>3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39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93" table:style-name="ce1">
            <text:p>3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39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94" table:style-name="ce1">
            <text:p>3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11" table:style-name="ce1">
            <text:p>111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39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95" table:style-name="ce1">
            <text:p>3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39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96" table:style-name="ce1">
            <text:p>3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19" table:style-name="ce1">
            <text:p>119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39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97" table:style-name="ce1">
            <text:p>3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39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98" table:style-name="ce1">
            <text:p>3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39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99" table:style-name="ce1">
            <text:p>3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40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00" table:style-name="ce1">
            <text:p>4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14" table:style-name="ce1">
            <text:p>114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401];[Товар.A:.F];5;)" table:style-name="ce1">
            <text:p>0,5</text:p>
          </table:table-cell>
          <table:table-cell table:number-columns-repeated="16376" table:style-name="ce1"/>
        </table:table-row>
        <table:table-row table:style-name="ro2">
          <table:table-cell office:value-type="float" office:value="401" table:style-name="ce1">
            <text:p>4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402];[Товар.A:.F];5;)" table:style-name="ce1">
            <text:p>1</text:p>
          </table:table-cell>
          <table:table-cell office:value-type="float" office:value="170" table:formula="of:=[.F402]*[.H402]" table:style-name="ce1">
            <text:p>170</text:p>
          </table:table-cell>
          <table:table-cell table:number-columns-repeated="16375"/>
        </table:table-row>
        <table:table-row table:style-name="ro2" table:visibility="filter">
          <table:table-cell office:value-type="float" office:value="402" table:style-name="ce1">
            <text:p>4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93" table:style-name="ce1">
            <text:p>93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403];[Товар.A:.F];5;)" table:style-name="ce1">
            <text:p>1</text:p>
          </table:table-cell>
          <table:table-cell table:number-columns-repeated="16376" table:style-name="ce1"/>
        </table:table-row>
        <table:table-row table:style-name="ro2">
          <table:table-cell office:value-type="float" office:value="403" table:style-name="ce1">
            <text:p>4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404];[Товар.A:.F];5;)" table:style-name="ce1">
            <text:p>1</text:p>
          </table:table-cell>
          <table:table-cell office:value-type="float" office:value="180" table:formula="of:=[.F404]*[.H404]" table:style-name="ce1">
            <text:p>180</text:p>
          </table:table-cell>
          <table:table-cell table:number-columns-repeated="16375"/>
        </table:table-row>
        <table:table-row table:style-name="ro2" table:visibility="filter">
          <table:table-cell office:value-type="float" office:value="404" table:style-name="ce1">
            <text:p>4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405];[Товар.A:.F];5;)" table:style-name="ce1">
            <text:p>1</text:p>
          </table:table-cell>
          <table:table-cell table:number-columns-repeated="16376" table:style-name="ce1"/>
        </table:table-row>
        <table:table-row table:style-name="ro2">
          <table:table-cell office:value-type="float" office:value="405" table:style-name="ce1">
            <text:p>4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406];[Товар.A:.F];5;)" table:style-name="ce1">
            <text:p>0,5</text:p>
          </table:table-cell>
          <table:table-cell office:value-type="float" office:value="90" table:formula="of:=[.F406]*[.H406]" table:style-name="ce1">
            <text:p>90</text:p>
          </table:table-cell>
          <table:table-cell table:number-columns-repeated="16375"/>
        </table:table-row>
        <table:table-row table:style-name="ro2" table:visibility="filter">
          <table:table-cell office:value-type="float" office:value="406" table:style-name="ce1">
            <text:p>4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407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407" table:style-name="ce1">
            <text:p>4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408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408" table:style-name="ce1">
            <text:p>4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409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409" table:style-name="ce1">
            <text:p>4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410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410" table:style-name="ce1">
            <text:p>4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411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411" table:style-name="ce1">
            <text:p>4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412];[Товар.A:.F];5;)" table:style-name="ce1">
            <text:p>0,2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412" table:style-name="ce1">
            <text:p>4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413];[Товар.A:.F];5;)" table:style-name="ce1">
            <text:p>0,2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413" table:style-name="ce1">
            <text:p>4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414];[Товар.A:.F];5;)" table:style-name="ce1">
            <text:p>0,2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414" table:style-name="ce1">
            <text:p>4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415];[Товар.A:.F];5;)" table:style-name="ce1">
            <text:p>0,2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415" table:style-name="ce1">
            <text:p>4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416];[Товар.A:.F];5;)" table:style-name="ce1">
            <text:p>0,2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416" table:style-name="ce1">
            <text:p>4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41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17" table:style-name="ce1">
            <text:p>4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41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18" table:style-name="ce1">
            <text:p>4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41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19" table:style-name="ce1">
            <text:p>4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42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20" table:style-name="ce1">
            <text:p>4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42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21" table:style-name="ce1">
            <text:p>4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42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22" table:style-name="ce1">
            <text:p>4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42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23" table:style-name="ce1">
            <text:p>4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42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24" table:style-name="ce1">
            <text:p>4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42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25" table:style-name="ce1">
            <text:p>4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42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26" table:style-name="ce1">
            <text:p>4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42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27" table:style-name="ce1">
            <text:p>4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428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428" table:style-name="ce1">
            <text:p>4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429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429" table:style-name="ce1">
            <text:p>4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430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430" table:style-name="ce1">
            <text:p>4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431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431" table:style-name="ce1">
            <text:p>4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43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32" table:style-name="ce1">
            <text:p>4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43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33" table:style-name="ce1">
            <text:p>4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43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34" table:style-name="ce1">
            <text:p>4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43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35" table:style-name="ce1">
            <text:p>4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43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36" table:style-name="ce1">
            <text:p>4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43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37" table:style-name="ce1">
            <text:p>4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43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38" table:style-name="ce1">
            <text:p>4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43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39" table:style-name="ce1">
            <text:p>4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44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40" table:style-name="ce1">
            <text:p>4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44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41" table:style-name="ce1">
            <text:p>4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44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42" table:style-name="ce1">
            <text:p>4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44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43" table:style-name="ce1">
            <text:p>4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44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44" table:style-name="ce1">
            <text:p>4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44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45" table:style-name="ce1">
            <text:p>4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44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46" table:style-name="ce1">
            <text:p>4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44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47" table:style-name="ce1">
            <text:p>4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44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48" table:style-name="ce1">
            <text:p>4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44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49" table:style-name="ce1">
            <text:p>4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45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50" table:style-name="ce1">
            <text:p>4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45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51" table:style-name="ce1">
            <text:p>4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45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52" table:style-name="ce1">
            <text:p>4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45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53" table:style-name="ce1">
            <text:p>4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45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54" table:style-name="ce1">
            <text:p>4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45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55" table:style-name="ce1">
            <text:p>4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45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56" table:style-name="ce1">
            <text:p>4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45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57" table:style-name="ce1">
            <text:p>4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45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58" table:style-name="ce1">
            <text:p>4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45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59" table:style-name="ce1">
            <text:p>4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46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60" table:style-name="ce1">
            <text:p>4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46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61" table:style-name="ce1">
            <text:p>4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46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62" table:style-name="ce1">
            <text:p>4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46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63" table:style-name="ce1">
            <text:p>4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46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64" table:style-name="ce1">
            <text:p>4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46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65" table:style-name="ce1">
            <text:p>4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46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66" table:style-name="ce1">
            <text:p>4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46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67" table:style-name="ce1">
            <text:p>4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46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68" table:style-name="ce1">
            <text:p>4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46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69" table:style-name="ce1">
            <text:p>4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470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470" table:style-name="ce1">
            <text:p>4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471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471" table:style-name="ce1">
            <text:p>4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472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472" table:style-name="ce1">
            <text:p>4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38" table:style-name="ce1">
            <text:p>138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473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473" table:style-name="ce1">
            <text:p>4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47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74" table:style-name="ce1">
            <text:p>4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47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75" table:style-name="ce1">
            <text:p>4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47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76" table:style-name="ce1">
            <text:p>4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47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77" table:style-name="ce1">
            <text:p>4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47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78" table:style-name="ce1">
            <text:p>4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47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79" table:style-name="ce1">
            <text:p>4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48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80" table:style-name="ce1">
            <text:p>4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48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81" table:style-name="ce1">
            <text:p>4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48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82" table:style-name="ce1">
            <text:p>4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48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83" table:style-name="ce1">
            <text:p>4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48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84" table:style-name="ce1">
            <text:p>4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48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85" table:style-name="ce1">
            <text:p>4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48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86" table:style-name="ce1">
            <text:p>4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33" table:style-name="ce1">
            <text:p>133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48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87" table:style-name="ce1">
            <text:p>4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488];[Товар.A:.F];5;)" table:style-name="ce1">
            <text:p>1</text:p>
          </table:table-cell>
          <table:table-cell table:number-columns-repeated="16376"/>
        </table:table-row>
        <table:table-row table:style-name="ro4" table:visibility="filter">
          <table:table-cell office:value-type="float" office:value="488" table:style-name="ce1">
            <text:p>4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489];[Товар.A:.F];5;)" table:style-name="ce1">
            <text:p>1</text:p>
          </table:table-cell>
          <table:table-cell table:number-columns-repeated="16376"/>
        </table:table-row>
        <table:table-row table:style-name="ro4" table:visibility="filter">
          <table:table-cell office:value-type="float" office:value="489" table:style-name="ce1">
            <text:p>4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49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90" table:style-name="ce1">
            <text:p>4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49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91" table:style-name="ce1">
            <text:p>4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49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92" table:style-name="ce1">
            <text:p>4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49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93" table:style-name="ce1">
            <text:p>4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49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94" table:style-name="ce1">
            <text:p>4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49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95" table:style-name="ce1">
            <text:p>4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49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96" table:style-name="ce1">
            <text:p>4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49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97" table:style-name="ce1">
            <text:p>4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49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98" table:style-name="ce1">
            <text:p>4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49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99" table:style-name="ce1">
            <text:p>4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50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00" table:style-name="ce1">
            <text:p>5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50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01" table:style-name="ce1">
            <text:p>5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50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02" table:style-name="ce1">
            <text:p>5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50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03" table:style-name="ce1">
            <text:p>5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50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04" table:style-name="ce1">
            <text:p>5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50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05" table:style-name="ce1">
            <text:p>5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50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06" table:style-name="ce1">
            <text:p>5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50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07" table:style-name="ce1">
            <text:p>5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50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08" table:style-name="ce1">
            <text:p>5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50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09" table:style-name="ce1">
            <text:p>5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51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10" table:style-name="ce1">
            <text:p>5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51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11" table:style-name="ce1">
            <text:p>5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512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512" table:style-name="ce1">
            <text:p>5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513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513" table:style-name="ce1">
            <text:p>5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514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514" table:style-name="ce1">
            <text:p>5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515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515" table:style-name="ce1">
            <text:p>5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51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16" table:style-name="ce1">
            <text:p>5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51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17" table:style-name="ce1">
            <text:p>5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51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18" table:style-name="ce1">
            <text:p>5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51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19" table:style-name="ce1">
            <text:p>5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52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20" table:style-name="ce1">
            <text:p>5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52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21" table:style-name="ce1">
            <text:p>5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52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22" table:style-name="ce1">
            <text:p>5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52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23" table:style-name="ce1">
            <text:p>5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52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24" table:style-name="ce1">
            <text:p>5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52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25" table:style-name="ce1">
            <text:p>5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52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26" table:style-name="ce1">
            <text:p>5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52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27" table:style-name="ce1">
            <text:p>5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52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28" table:style-name="ce1">
            <text:p>5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33" table:style-name="ce1">
            <text:p>133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52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29" table:style-name="ce1">
            <text:p>5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53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30" table:style-name="ce1">
            <text:p>5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53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31" table:style-name="ce1">
            <text:p>5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53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32" table:style-name="ce1">
            <text:p>5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53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33" table:style-name="ce1">
            <text:p>5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53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34" table:style-name="ce1">
            <text:p>5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53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35" table:style-name="ce1">
            <text:p>5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53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36" table:style-name="ce1">
            <text:p>5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53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37" table:style-name="ce1">
            <text:p>5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53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38" table:style-name="ce1">
            <text:p>5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53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39" table:style-name="ce1">
            <text:p>5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54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40" table:style-name="ce1">
            <text:p>5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54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41" table:style-name="ce1">
            <text:p>5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54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42" table:style-name="ce1">
            <text:p>5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54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43" table:style-name="ce1">
            <text:p>5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54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44" table:style-name="ce1">
            <text:p>5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54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45" table:style-name="ce1">
            <text:p>5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54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46" table:style-name="ce1">
            <text:p>5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54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47" table:style-name="ce1">
            <text:p>5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54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48" table:style-name="ce1">
            <text:p>5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54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49" table:style-name="ce1">
            <text:p>5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55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50" table:style-name="ce1">
            <text:p>5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55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51" table:style-name="ce1">
            <text:p>5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55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52" table:style-name="ce1">
            <text:p>5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55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53" table:style-name="ce1">
            <text:p>5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554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554" table:style-name="ce1">
            <text:p>5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555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555" table:style-name="ce1">
            <text:p>5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556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556" table:style-name="ce1">
            <text:p>5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557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557" table:style-name="ce1">
            <text:p>5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55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58" table:style-name="ce1">
            <text:p>5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55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59" table:style-name="ce1">
            <text:p>5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56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60" table:style-name="ce1">
            <text:p>5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56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61" table:style-name="ce1">
            <text:p>5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56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62" table:style-name="ce1">
            <text:p>5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56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63" table:style-name="ce1">
            <text:p>5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56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64" table:style-name="ce1">
            <text:p>5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56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65" table:style-name="ce1">
            <text:p>5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56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66" table:style-name="ce1">
            <text:p>5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56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67" table:style-name="ce1">
            <text:p>5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56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68" table:style-name="ce1">
            <text:p>5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56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69" table:style-name="ce1">
            <text:p>5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57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70" table:style-name="ce1">
            <text:p>5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57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71" table:style-name="ce1">
            <text:p>5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57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72" table:style-name="ce1">
            <text:p>5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57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73" table:style-name="ce1">
            <text:p>5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57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74" table:style-name="ce1">
            <text:p>5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57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75" table:style-name="ce1">
            <text:p>5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57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76" table:style-name="ce1">
            <text:p>5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57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77" table:style-name="ce1">
            <text:p>5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57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78" table:style-name="ce1">
            <text:p>5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57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79" table:style-name="ce1">
            <text:p>5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58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80" table:style-name="ce1">
            <text:p>5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58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81" table:style-name="ce1">
            <text:p>5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58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82" table:style-name="ce1">
            <text:p>5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58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83" table:style-name="ce1">
            <text:p>5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58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84" table:style-name="ce1">
            <text:p>5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58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85" table:style-name="ce1">
            <text:p>5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58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86" table:style-name="ce1">
            <text:p>5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58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87" table:style-name="ce1">
            <text:p>5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58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88" table:style-name="ce1">
            <text:p>5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58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89" table:style-name="ce1">
            <text:p>5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59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90" table:style-name="ce1">
            <text:p>5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59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91" table:style-name="ce1">
            <text:p>5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59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92" table:style-name="ce1">
            <text:p>5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59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93" table:style-name="ce1">
            <text:p>5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59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94" table:style-name="ce1">
            <text:p>5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59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95" table:style-name="ce1">
            <text:p>5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596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596" table:style-name="ce1">
            <text:p>5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597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597" table:style-name="ce1">
            <text:p>5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598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598" table:style-name="ce1">
            <text:p>5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599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599" table:style-name="ce1">
            <text:p>5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60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00" table:style-name="ce1">
            <text:p>6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60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01" table:style-name="ce1">
            <text:p>6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60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02" table:style-name="ce1">
            <text:p>6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60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03" table:style-name="ce1">
            <text:p>6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60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04" table:style-name="ce1">
            <text:p>6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60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05" table:style-name="ce1">
            <text:p>6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60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06" table:style-name="ce1">
            <text:p>6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60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07" table:style-name="ce1">
            <text:p>6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60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08" table:style-name="ce1">
            <text:p>6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60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09" table:style-name="ce1">
            <text:p>6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61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10" table:style-name="ce1">
            <text:p>6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61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11" table:style-name="ce1">
            <text:p>6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61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12" table:style-name="ce1">
            <text:p>6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61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13" table:style-name="ce1">
            <text:p>6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61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14" table:style-name="ce1">
            <text:p>6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61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15" table:style-name="ce1">
            <text:p>6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61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16" table:style-name="ce1">
            <text:p>6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61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17" table:style-name="ce1">
            <text:p>6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61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18" table:style-name="ce1">
            <text:p>6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61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19" table:style-name="ce1">
            <text:p>6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62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20" table:style-name="ce1">
            <text:p>6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62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21" table:style-name="ce1">
            <text:p>6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62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22" table:style-name="ce1">
            <text:p>6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62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23" table:style-name="ce1">
            <text:p>6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62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24" table:style-name="ce1">
            <text:p>6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62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25" table:style-name="ce1">
            <text:p>6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62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26" table:style-name="ce1">
            <text:p>6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62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27" table:style-name="ce1">
            <text:p>6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62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28" table:style-name="ce1">
            <text:p>6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62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29" table:style-name="ce1">
            <text:p>6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63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30" table:style-name="ce1">
            <text:p>6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63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31" table:style-name="ce1">
            <text:p>6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63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32" table:style-name="ce1">
            <text:p>6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63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33" table:style-name="ce1">
            <text:p>6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63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34" table:style-name="ce1">
            <text:p>6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63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35" table:style-name="ce1">
            <text:p>6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63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36" table:style-name="ce1">
            <text:p>6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63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37" table:style-name="ce1">
            <text:p>6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638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638" table:style-name="ce1">
            <text:p>6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87" table:style-name="ce1">
            <text:p>87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639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639" table:style-name="ce1">
            <text:p>6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640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640" table:style-name="ce1">
            <text:p>6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641];[Товар.A:.F];5;)" table:style-name="ce1">
            <text:p>0,3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41" table:style-name="ce1">
            <text:p>6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642];[Товар.A:.F];5;)" table:style-name="ce1">
            <text:p>0,2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42" table:style-name="ce1">
            <text:p>6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643];[Товар.A:.F];5;)" table:style-name="ce1">
            <text:p>0,2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43" table:style-name="ce1">
            <text:p>6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644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44" table:style-name="ce1">
            <text:p>6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645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45" table:style-name="ce1">
            <text:p>6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646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46" table:style-name="ce1">
            <text:p>6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03" table:style-name="ce1">
            <text:p>103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647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47" table:style-name="ce1">
            <text:p>6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648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48" table:style-name="ce1">
            <text:p>6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11" table:style-name="ce1">
            <text:p>111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649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49" table:style-name="ce1">
            <text:p>6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650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50" table:style-name="ce1">
            <text:p>6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4" table:style-name="ce1">
            <text:p>124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651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51" table:style-name="ce1">
            <text:p>6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652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52" table:style-name="ce1">
            <text:p>6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03" table:style-name="ce1">
            <text:p>103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653];[Товар.A:.F];5;)" table:style-name="ce1">
            <text:p>0,5</text:p>
          </table:table-cell>
          <table:table-cell table:number-columns-repeated="16376" table:style-name="ce1"/>
        </table:table-row>
        <table:table-row table:style-name="ro2">
          <table:table-cell office:value-type="float" office:value="653" table:style-name="ce1">
            <text:p>6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654];[Товар.A:.F];5;)" table:style-name="ce1">
            <text:p>1</text:p>
          </table:table-cell>
          <table:table-cell office:value-type="float" office:value="180" table:formula="of:=[.F654]*[.H654]" table:style-name="ce1">
            <text:p>180</text:p>
          </table:table-cell>
          <table:table-cell table:number-columns-repeated="16375"/>
        </table:table-row>
        <table:table-row table:style-name="ro2" table:visibility="filter">
          <table:table-cell office:value-type="float" office:value="654" table:style-name="ce1">
            <text:p>6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93" table:style-name="ce1">
            <text:p>93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655];[Товар.A:.F];5;)" table:style-name="ce1">
            <text:p>1</text:p>
          </table:table-cell>
          <table:table-cell table:number-columns-repeated="16376" table:style-name="ce1"/>
        </table:table-row>
        <table:table-row table:style-name="ro2">
          <table:table-cell office:value-type="float" office:value="655" table:style-name="ce1">
            <text:p>6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656];[Товар.A:.F];5;)" table:style-name="ce1">
            <text:p>1</text:p>
          </table:table-cell>
          <table:table-cell office:value-type="float" office:value="180" table:formula="of:=[.F656]*[.H656]" table:style-name="ce1">
            <text:p>180</text:p>
          </table:table-cell>
          <table:table-cell table:number-columns-repeated="16375"/>
        </table:table-row>
        <table:table-row table:style-name="ro2" table:visibility="filter">
          <table:table-cell office:value-type="float" office:value="656" table:style-name="ce1">
            <text:p>6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657];[Товар.A:.F];5;)" table:style-name="ce1">
            <text:p>1</text:p>
          </table:table-cell>
          <table:table-cell table:number-columns-repeated="16376" table:style-name="ce1"/>
        </table:table-row>
        <table:table-row table:style-name="ro2">
          <table:table-cell office:value-type="float" office:value="657" table:style-name="ce1">
            <text:p>6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658];[Товар.A:.F];5;)" table:style-name="ce1">
            <text:p>0,5</text:p>
          </table:table-cell>
          <table:table-cell office:value-type="float" office:value="85" table:formula="of:=[.F658]*[.H658]" table:style-name="ce1">
            <text:p>85</text:p>
          </table:table-cell>
          <table:table-cell table:number-columns-repeated="16375"/>
        </table:table-row>
        <table:table-row table:style-name="ro2" table:visibility="filter">
          <table:table-cell office:value-type="float" office:value="658" table:style-name="ce1">
            <text:p>6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659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59" table:style-name="ce1">
            <text:p>6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660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60" table:style-name="ce1">
            <text:p>6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661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61" table:style-name="ce1">
            <text:p>6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662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62" table:style-name="ce1">
            <text:p>6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663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63" table:style-name="ce1">
            <text:p>6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664];[Товар.A:.F];5;)" table:style-name="ce1">
            <text:p>0,2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64" table:style-name="ce1">
            <text:p>6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665];[Товар.A:.F];5;)" table:style-name="ce1">
            <text:p>0,2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65" table:style-name="ce1">
            <text:p>6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666];[Товар.A:.F];5;)" table:style-name="ce1">
            <text:p>0,2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66" table:style-name="ce1">
            <text:p>6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667];[Товар.A:.F];5;)" table:style-name="ce1">
            <text:p>0,2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67" table:style-name="ce1">
            <text:p>6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668];[Товар.A:.F];5;)" table:style-name="ce1">
            <text:p>0,2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68" table:style-name="ce1">
            <text:p>6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669];[Товар.A:.F];5;)" table:style-name="ce1">
            <text:p>0,2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69" table:style-name="ce1">
            <text:p>6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670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70" table:style-name="ce1">
            <text:p>6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671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71" table:style-name="ce1">
            <text:p>6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672];[Товар.A:.F];5;)" table:style-name="ce1">
            <text:p>0,2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72" table:style-name="ce1">
            <text:p>6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67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73" table:style-name="ce1">
            <text:p>6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67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74" table:style-name="ce1">
            <text:p>6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67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75" table:style-name="ce1">
            <text:p>6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67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76" table:style-name="ce1">
            <text:p>6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67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77" table:style-name="ce1">
            <text:p>6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67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78" table:style-name="ce1">
            <text:p>6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67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79" table:style-name="ce1">
            <text:p>6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68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80" table:style-name="ce1">
            <text:p>6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68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81" table:style-name="ce1">
            <text:p>6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682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82" table:style-name="ce1">
            <text:p>6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683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83" table:style-name="ce1">
            <text:p>6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68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84" table:style-name="ce1">
            <text:p>6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68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85" table:style-name="ce1">
            <text:p>6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68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86" table:style-name="ce1">
            <text:p>6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68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87" table:style-name="ce1">
            <text:p>6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68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88" table:style-name="ce1">
            <text:p>6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68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89" table:style-name="ce1">
            <text:p>6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69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90" table:style-name="ce1">
            <text:p>6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69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91" table:style-name="ce1">
            <text:p>6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69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92" table:style-name="ce1">
            <text:p>6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69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93" table:style-name="ce1">
            <text:p>6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694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94" table:style-name="ce1">
            <text:p>6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50" table:style-name="ce1">
            <text:p>250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695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95" table:style-name="ce1">
            <text:p>6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69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96" table:style-name="ce1">
            <text:p>6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69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97" table:style-name="ce1">
            <text:p>6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69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98" table:style-name="ce1">
            <text:p>6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96" table:style-name="ce1">
            <text:p>96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69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99" table:style-name="ce1">
            <text:p>6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0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00" table:style-name="ce1">
            <text:p>7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28" table:style-name="ce1">
            <text:p>128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0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01" table:style-name="ce1">
            <text:p>7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0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02" table:style-name="ce1">
            <text:p>7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0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03" table:style-name="ce1">
            <text:p>7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0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04" table:style-name="ce1">
            <text:p>7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0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05" table:style-name="ce1">
            <text:p>7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06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06" table:style-name="ce1">
            <text:p>7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07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07" table:style-name="ce1">
            <text:p>7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0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08" table:style-name="ce1">
            <text:p>7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0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09" table:style-name="ce1">
            <text:p>7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1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10" table:style-name="ce1">
            <text:p>7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1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11" table:style-name="ce1">
            <text:p>7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1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12" table:style-name="ce1">
            <text:p>7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1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13" table:style-name="ce1">
            <text:p>7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1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14" table:style-name="ce1">
            <text:p>7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1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15" table:style-name="ce1">
            <text:p>7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1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16" table:style-name="ce1">
            <text:p>7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1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17" table:style-name="ce1">
            <text:p>7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18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18" table:style-name="ce1">
            <text:p>7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19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19" table:style-name="ce1">
            <text:p>7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2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20" table:style-name="ce1">
            <text:p>7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2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21" table:style-name="ce1">
            <text:p>7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2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22" table:style-name="ce1">
            <text:p>7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2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23" table:style-name="ce1">
            <text:p>7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2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24" table:style-name="ce1">
            <text:p>7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2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25" table:style-name="ce1">
            <text:p>7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2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26" table:style-name="ce1">
            <text:p>7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2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27" table:style-name="ce1">
            <text:p>7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2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28" table:style-name="ce1">
            <text:p>7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2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29" table:style-name="ce1">
            <text:p>7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30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30" table:style-name="ce1">
            <text:p>7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31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31" table:style-name="ce1">
            <text:p>7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3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32" table:style-name="ce1">
            <text:p>7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3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33" table:style-name="ce1">
            <text:p>7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3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34" table:style-name="ce1">
            <text:p>7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96" table:style-name="ce1">
            <text:p>96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3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35" table:style-name="ce1">
            <text:p>7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3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36" table:style-name="ce1">
            <text:p>7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28" table:style-name="ce1">
            <text:p>128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3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37" table:style-name="ce1">
            <text:p>7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3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38" table:style-name="ce1">
            <text:p>7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3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39" table:style-name="ce1">
            <text:p>7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4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40" table:style-name="ce1">
            <text:p>7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4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41" table:style-name="ce1">
            <text:p>7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42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42" table:style-name="ce1">
            <text:p>7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43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43" table:style-name="ce1">
            <text:p>7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4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44" table:style-name="ce1">
            <text:p>7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4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45" table:style-name="ce1">
            <text:p>7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4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46" table:style-name="ce1">
            <text:p>7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4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47" table:style-name="ce1">
            <text:p>7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4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48" table:style-name="ce1">
            <text:p>7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4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49" table:style-name="ce1">
            <text:p>7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5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50" table:style-name="ce1">
            <text:p>7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5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51" table:style-name="ce1">
            <text:p>7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5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52" table:style-name="ce1">
            <text:p>7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5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53" table:style-name="ce1">
            <text:p>7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54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54" table:style-name="ce1">
            <text:p>7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55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55" table:style-name="ce1">
            <text:p>7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5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56" table:style-name="ce1">
            <text:p>7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5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57" table:style-name="ce1">
            <text:p>7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5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58" table:style-name="ce1">
            <text:p>7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5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59" table:style-name="ce1">
            <text:p>7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6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60" table:style-name="ce1">
            <text:p>7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6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61" table:style-name="ce1">
            <text:p>7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6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62" table:style-name="ce1">
            <text:p>7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6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63" table:style-name="ce1">
            <text:p>7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6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64" table:style-name="ce1">
            <text:p>7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6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65" table:style-name="ce1">
            <text:p>76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66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66" table:style-name="ce1">
            <text:p>76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67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67" table:style-name="ce1">
            <text:p>76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6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68" table:style-name="ce1">
            <text:p>76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6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69" table:style-name="ce1">
            <text:p>76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7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70" table:style-name="ce1">
            <text:p>77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7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71" table:style-name="ce1">
            <text:p>77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7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72" table:style-name="ce1">
            <text:p>77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7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73" table:style-name="ce1">
            <text:p>7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7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74" table:style-name="ce1">
            <text:p>7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75];[Товар.A:.F];5;)" table:style-name="ce1">
            <text:p>0,2</text:p>
          </table:table-cell>
          <table:table-cell table:number-columns-repeated="16376"/>
        </table:table-row>
        <table:table-row table:style-name="ro3" table:visibility="filter">
          <table:table-cell office:value-type="float" office:value="775" table:style-name="ce1">
            <text:p>7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76];[Товар.A:.F];5;)" table:style-name="ce1">
            <text:p>0,5</text:p>
          </table:table-cell>
          <table:table-cell table:number-columns-repeated="16376"/>
        </table:table-row>
        <table:table-row table:style-name="ro3" table:visibility="filter">
          <table:table-cell office:value-type="float" office:value="776" table:style-name="ce1">
            <text:p>7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7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77" table:style-name="ce1">
            <text:p>7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78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78" table:style-name="ce1">
            <text:p>7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79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79" table:style-name="ce1">
            <text:p>7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8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80" table:style-name="ce1">
            <text:p>7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8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81" table:style-name="ce1">
            <text:p>7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8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82" table:style-name="ce1">
            <text:p>7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96" table:style-name="ce1">
            <text:p>96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8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83" table:style-name="ce1">
            <text:p>7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8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84" table:style-name="ce1">
            <text:p>7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28" table:style-name="ce1">
            <text:p>128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8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85" table:style-name="ce1">
            <text:p>7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8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86" table:style-name="ce1">
            <text:p>7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8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87" table:style-name="ce1">
            <text:p>7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8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88" table:style-name="ce1">
            <text:p>7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8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89" table:style-name="ce1">
            <text:p>7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90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90" table:style-name="ce1">
            <text:p>7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91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91" table:style-name="ce1">
            <text:p>7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9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92" table:style-name="ce1">
            <text:p>7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9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93" table:style-name="ce1">
            <text:p>7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9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94" table:style-name="ce1">
            <text:p>7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9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95" table:style-name="ce1">
            <text:p>7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9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96" table:style-name="ce1">
            <text:p>7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9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97" table:style-name="ce1">
            <text:p>7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9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98" table:style-name="ce1">
            <text:p>7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9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99" table:style-name="ce1">
            <text:p>7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80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00" table:style-name="ce1">
            <text:p>8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80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01" table:style-name="ce1">
            <text:p>8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802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02" table:style-name="ce1">
            <text:p>8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803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03" table:style-name="ce1">
            <text:p>8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80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04" table:style-name="ce1">
            <text:p>8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80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05" table:style-name="ce1">
            <text:p>8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80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06" table:style-name="ce1">
            <text:p>8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80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07" table:style-name="ce1">
            <text:p>8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80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08" table:style-name="ce1">
            <text:p>8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80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09" table:style-name="ce1">
            <text:p>8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81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10" table:style-name="ce1">
            <text:p>8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81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11" table:style-name="ce1">
            <text:p>8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81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12" table:style-name="ce1">
            <text:p>8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81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13" table:style-name="ce1">
            <text:p>8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814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14" table:style-name="ce1">
            <text:p>8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2" table:style-name="ce1">
            <text:p>242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815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15" table:style-name="ce1">
            <text:p>8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81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16" table:style-name="ce1">
            <text:p>8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81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17" table:style-name="ce1">
            <text:p>8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81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18" table:style-name="ce1">
            <text:p>8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81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19" table:style-name="ce1">
            <text:p>8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82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20" table:style-name="ce1">
            <text:p>8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82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21" table:style-name="ce1">
            <text:p>8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82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22" table:style-name="ce1">
            <text:p>8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82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23" table:style-name="ce1">
            <text:p>8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82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24" table:style-name="ce1">
            <text:p>8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82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25" table:style-name="ce1">
            <text:p>8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826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26" table:style-name="ce1">
            <text:p>8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827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27" table:style-name="ce1">
            <text:p>8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82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28" table:style-name="ce1">
            <text:p>8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238" table:style-name="ce1">
            <text:p>238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82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29" table:style-name="ce1">
            <text:p>8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83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30" table:style-name="ce1">
            <text:p>8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83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31" table:style-name="ce1">
            <text:p>8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83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32" table:style-name="ce1">
            <text:p>8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83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33" table:style-name="ce1">
            <text:p>8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83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34" table:style-name="ce1">
            <text:p>8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83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35" table:style-name="ce1">
            <text:p>8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83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36" table:style-name="ce1">
            <text:p>8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83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37" table:style-name="ce1">
            <text:p>8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838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38" table:style-name="ce1">
            <text:p>8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839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39" table:style-name="ce1">
            <text:p>8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84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40" table:style-name="ce1">
            <text:p>8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841];[Товар.A:.F];5;)" table:style-name="ce1">
            <text:p>0,2</text:p>
          </table:table-cell>
          <table:table-cell table:number-columns-repeated="16376"/>
        </table:table-row>
        <table:table-row table:style-name="ro4" table:visibility="filter">
          <table:table-cell office:value-type="float" office:value="841" table:style-name="ce1">
            <text:p>8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842];[Товар.A:.F];5;)" table:style-name="ce1">
            <text:p>1</text:p>
          </table:table-cell>
          <table:table-cell table:number-columns-repeated="16376"/>
        </table:table-row>
        <table:table-row table:style-name="ro4" table:visibility="filter">
          <table:table-cell office:value-type="float" office:value="842" table:style-name="ce1">
            <text:p>8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84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43" table:style-name="ce1">
            <text:p>8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84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44" table:style-name="ce1">
            <text:p>8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84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45" table:style-name="ce1">
            <text:p>8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84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46" table:style-name="ce1">
            <text:p>8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84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47" table:style-name="ce1">
            <text:p>8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84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48" table:style-name="ce1">
            <text:p>8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84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49" table:style-name="ce1">
            <text:p>8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850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50" table:style-name="ce1">
            <text:p>8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851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51" table:style-name="ce1">
            <text:p>8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85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52" table:style-name="ce1">
            <text:p>8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85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53" table:style-name="ce1">
            <text:p>8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85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54" table:style-name="ce1">
            <text:p>8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96" table:style-name="ce1">
            <text:p>96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85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55" table:style-name="ce1">
            <text:p>8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85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56" table:style-name="ce1">
            <text:p>8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28" table:style-name="ce1">
            <text:p>128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85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57" table:style-name="ce1">
            <text:p>8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85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58" table:style-name="ce1">
            <text:p>8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85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59" table:style-name="ce1">
            <text:p>8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86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60" table:style-name="ce1">
            <text:p>8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86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61" table:style-name="ce1">
            <text:p>8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862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62" table:style-name="ce1">
            <text:p>8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863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63" table:style-name="ce1">
            <text:p>8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86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64" table:style-name="ce1">
            <text:p>8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86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65" table:style-name="ce1">
            <text:p>8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86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66" table:style-name="ce1">
            <text:p>8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86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67" table:style-name="ce1">
            <text:p>8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86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68" table:style-name="ce1">
            <text:p>8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86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69" table:style-name="ce1">
            <text:p>8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87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70" table:style-name="ce1">
            <text:p>8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87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71" table:style-name="ce1">
            <text:p>8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87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72" table:style-name="ce1">
            <text:p>8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87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73" table:style-name="ce1">
            <text:p>8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87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74" table:style-name="ce1">
            <text:p>8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98" table:style-name="ce1">
            <text:p>98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87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75" table:style-name="ce1">
            <text:p>8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87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76" table:style-name="ce1">
            <text:p>8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87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77" table:style-name="ce1">
            <text:p>8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87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78" table:style-name="ce1">
            <text:p>8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87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79" table:style-name="ce1">
            <text:p>8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88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80" table:style-name="ce1">
            <text:p>8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88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81" table:style-name="ce1">
            <text:p>8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88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82" table:style-name="ce1">
            <text:p>8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88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83" table:style-name="ce1">
            <text:p>8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88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84" table:style-name="ce1">
            <text:p>8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88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85" table:style-name="ce1">
            <text:p>8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88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86" table:style-name="ce1">
            <text:p>8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88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87" table:style-name="ce1">
            <text:p>8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88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88" table:style-name="ce1">
            <text:p>8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88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89" table:style-name="ce1">
            <text:p>8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89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90" table:style-name="ce1">
            <text:p>8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89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91" table:style-name="ce1">
            <text:p>8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89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92" table:style-name="ce1">
            <text:p>8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89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93" table:style-name="ce1">
            <text:p>8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89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94" table:style-name="ce1">
            <text:p>8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1" table:style-name="ce1">
            <text:p>91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89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95" table:style-name="ce1">
            <text:p>8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89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96" table:style-name="ce1">
            <text:p>8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1" table:style-name="ce1">
            <text:p>51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89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97" table:style-name="ce1">
            <text:p>8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89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98" table:style-name="ce1">
            <text:p>8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89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99" table:style-name="ce1">
            <text:p>8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90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00" table:style-name="ce1">
            <text:p>9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4" table:style-name="ce1">
            <text:p>84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90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01" table:style-name="ce1">
            <text:p>9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90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02" table:style-name="ce1">
            <text:p>9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96" table:style-name="ce1">
            <text:p>96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90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03" table:style-name="ce1">
            <text:p>9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90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04" table:style-name="ce1">
            <text:p>9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90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05" table:style-name="ce1">
            <text:p>9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90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06" table:style-name="ce1">
            <text:p>9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90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07" table:style-name="ce1">
            <text:p>9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90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08" table:style-name="ce1">
            <text:p>9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90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09" table:style-name="ce1">
            <text:p>9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91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10" table:style-name="ce1">
            <text:p>9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4" table:style-name="ce1">
            <text:p>114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91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11" table:style-name="ce1">
            <text:p>9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91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12" table:style-name="ce1">
            <text:p>9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35" table:style-name="ce1">
            <text:p>135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91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13" table:style-name="ce1">
            <text:p>9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91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14" table:style-name="ce1">
            <text:p>9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91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15" table:style-name="ce1">
            <text:p>9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91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16" table:style-name="ce1">
            <text:p>9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91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17" table:style-name="ce1">
            <text:p>9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91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18" table:style-name="ce1">
            <text:p>9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91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19" table:style-name="ce1">
            <text:p>9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92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20" table:style-name="ce1">
            <text:p>9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92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21" table:style-name="ce1">
            <text:p>9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92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22" table:style-name="ce1">
            <text:p>9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71" table:style-name="ce1">
            <text:p>71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92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23" table:style-name="ce1">
            <text:p>9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92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24" table:style-name="ce1">
            <text:p>9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92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25" table:style-name="ce1">
            <text:p>9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92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26" table:style-name="ce1">
            <text:p>9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92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27" table:style-name="ce1">
            <text:p>9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92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28" table:style-name="ce1">
            <text:p>9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64" table:style-name="ce1">
            <text:p>64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92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29" table:style-name="ce1">
            <text:p>9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93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30" table:style-name="ce1">
            <text:p>9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93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31" table:style-name="ce1">
            <text:p>9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93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32" table:style-name="ce1">
            <text:p>9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933];[Товар.A:.F];5;)" table:style-name="ce1">
            <text:p>1</text:p>
          </table:table-cell>
          <table:table-cell table:number-columns-repeated="16376"/>
        </table:table-row>
        <table:table-row table:style-name="ro4" table:visibility="filter">
          <table:table-cell office:value-type="float" office:value="933" table:style-name="ce1">
            <text:p>9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934];[Товар.A:.F];5;)" table:style-name="ce1">
            <text:p>1</text:p>
          </table:table-cell>
          <table:table-cell table:number-columns-repeated="16376"/>
        </table:table-row>
        <table:table-row table:style-name="ro4" table:visibility="filter">
          <table:table-cell office:value-type="float" office:value="934" table:style-name="ce1">
            <text:p>9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93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35" table:style-name="ce1">
            <text:p>9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93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36" table:style-name="ce1">
            <text:p>9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38" table:style-name="ce1">
            <text:p>138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93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37" table:style-name="ce1">
            <text:p>9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93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38" table:style-name="ce1">
            <text:p>9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93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39" table:style-name="ce1">
            <text:p>9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94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40" table:style-name="ce1">
            <text:p>9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07" table:style-name="ce1">
            <text:p>107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94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41" table:style-name="ce1">
            <text:p>9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94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42" table:style-name="ce1">
            <text:p>9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94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43" table:style-name="ce1">
            <text:p>9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94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44" table:style-name="ce1">
            <text:p>9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94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45" table:style-name="ce1">
            <text:p>9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94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46" table:style-name="ce1">
            <text:p>9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94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47" table:style-name="ce1">
            <text:p>9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94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48" table:style-name="ce1">
            <text:p>9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94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49" table:style-name="ce1">
            <text:p>9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95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50" table:style-name="ce1">
            <text:p>9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8" table:style-name="ce1">
            <text:p>88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95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51" table:style-name="ce1">
            <text:p>9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95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52" table:style-name="ce1">
            <text:p>9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95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53" table:style-name="ce1">
            <text:p>9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95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54" table:style-name="ce1">
            <text:p>9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95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55" table:style-name="ce1">
            <text:p>9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95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56" table:style-name="ce1">
            <text:p>9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95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57" table:style-name="ce1">
            <text:p>9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95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58" table:style-name="ce1">
            <text:p>9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82" table:style-name="ce1">
            <text:p>82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95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59" table:style-name="ce1">
            <text:p>9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96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60" table:style-name="ce1">
            <text:p>9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96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61" table:style-name="ce1">
            <text:p>9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96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62" table:style-name="ce1">
            <text:p>9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96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63" table:style-name="ce1">
            <text:p>9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96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64" table:style-name="ce1">
            <text:p>9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7" table:style-name="ce1">
            <text:p>127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96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65" table:style-name="ce1">
            <text:p>9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96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66" table:style-name="ce1">
            <text:p>9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96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67" table:style-name="ce1">
            <text:p>9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96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68" table:style-name="ce1">
            <text:p>9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9" table:style-name="ce1">
            <text:p>149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96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69" table:style-name="ce1">
            <text:p>9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97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70" table:style-name="ce1">
            <text:p>9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97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71" table:style-name="ce1">
            <text:p>9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97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72" table:style-name="ce1">
            <text:p>9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97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73" table:style-name="ce1">
            <text:p>9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97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74" table:style-name="ce1">
            <text:p>9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97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75" table:style-name="ce1">
            <text:p>9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97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76" table:style-name="ce1">
            <text:p>9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97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77" table:style-name="ce1">
            <text:p>9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97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78" table:style-name="ce1">
            <text:p>9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97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79" table:style-name="ce1">
            <text:p>9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98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80" table:style-name="ce1">
            <text:p>9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98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81" table:style-name="ce1">
            <text:p>9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98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82" table:style-name="ce1">
            <text:p>9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98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83" table:style-name="ce1">
            <text:p>9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98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84" table:style-name="ce1">
            <text:p>9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98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85" table:style-name="ce1">
            <text:p>9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98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86" table:style-name="ce1">
            <text:p>9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98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87" table:style-name="ce1">
            <text:p>9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98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88" table:style-name="ce1">
            <text:p>9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98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89" table:style-name="ce1">
            <text:p>9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99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90" table:style-name="ce1">
            <text:p>9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99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91" table:style-name="ce1">
            <text:p>9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99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92" table:style-name="ce1">
            <text:p>9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99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93" table:style-name="ce1">
            <text:p>9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99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94" table:style-name="ce1">
            <text:p>9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0" table:style-name="ce1">
            <text:p>110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99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95" table:style-name="ce1">
            <text:p>9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99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96" table:style-name="ce1">
            <text:p>9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55" table:style-name="ce1">
            <text:p>155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99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97" table:style-name="ce1">
            <text:p>9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99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98" table:style-name="ce1">
            <text:p>9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99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99" table:style-name="ce1">
            <text:p>9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00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00" table:style-name="ce1">
            <text:p>10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00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01" table:style-name="ce1">
            <text:p>10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00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02" table:style-name="ce1">
            <text:p>10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00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03" table:style-name="ce1">
            <text:p>10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00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04" table:style-name="ce1">
            <text:p>10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00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05" table:style-name="ce1">
            <text:p>10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00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06" table:style-name="ce1">
            <text:p>10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2" table:style-name="ce1">
            <text:p>82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00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07" table:style-name="ce1">
            <text:p>10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00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08" table:style-name="ce1">
            <text:p>10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00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09" table:style-name="ce1">
            <text:p>10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01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10" table:style-name="ce1">
            <text:p>10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01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11" table:style-name="ce1">
            <text:p>10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01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12" table:style-name="ce1">
            <text:p>10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67" table:style-name="ce1">
            <text:p>67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01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13" table:style-name="ce1">
            <text:p>10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01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14" table:style-name="ce1">
            <text:p>10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51" table:style-name="ce1">
            <text:p>51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01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15" table:style-name="ce1">
            <text:p>10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01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16" table:style-name="ce1">
            <text:p>10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01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17" table:style-name="ce1">
            <text:p>10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01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18" table:style-name="ce1">
            <text:p>10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01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19" table:style-name="ce1">
            <text:p>10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02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20" table:style-name="ce1">
            <text:p>10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35" table:style-name="ce1">
            <text:p>135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02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21" table:style-name="ce1">
            <text:p>10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02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22" table:style-name="ce1">
            <text:p>10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04" table:style-name="ce1">
            <text:p>104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02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23" table:style-name="ce1">
            <text:p>10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02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24" table:style-name="ce1">
            <text:p>10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02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25" table:style-name="ce1">
            <text:p>10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02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26" table:style-name="ce1">
            <text:p>10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02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27" table:style-name="ce1">
            <text:p>10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02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28" table:style-name="ce1">
            <text:p>10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02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29" table:style-name="ce1">
            <text:p>10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03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30" table:style-name="ce1">
            <text:p>10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03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31" table:style-name="ce1">
            <text:p>10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03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32" table:style-name="ce1">
            <text:p>10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03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33" table:style-name="ce1">
            <text:p>10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03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34" table:style-name="ce1">
            <text:p>10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4" table:style-name="ce1">
            <text:p>94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03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35" table:style-name="ce1">
            <text:p>10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03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36" table:style-name="ce1">
            <text:p>10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03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37" table:style-name="ce1">
            <text:p>10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03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38" table:style-name="ce1">
            <text:p>10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03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39" table:style-name="ce1">
            <text:p>10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04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40" table:style-name="ce1">
            <text:p>10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9" table:style-name="ce1">
            <text:p>89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04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41" table:style-name="ce1">
            <text:p>10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04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42" table:style-name="ce1">
            <text:p>10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93" table:style-name="ce1">
            <text:p>93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04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43" table:style-name="ce1">
            <text:p>10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04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44" table:style-name="ce1">
            <text:p>10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04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45" table:style-name="ce1">
            <text:p>10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04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46" table:style-name="ce1">
            <text:p>10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1" table:style-name="ce1">
            <text:p>51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04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47" table:style-name="ce1">
            <text:p>10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04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48" table:style-name="ce1">
            <text:p>10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4" table:style-name="ce1">
            <text:p>124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04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49" table:style-name="ce1">
            <text:p>10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05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50" table:style-name="ce1">
            <text:p>10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05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51" table:style-name="ce1">
            <text:p>10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05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52" table:style-name="ce1">
            <text:p>10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7" table:style-name="ce1">
            <text:p>147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05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53" table:style-name="ce1">
            <text:p>10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05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54" table:style-name="ce1">
            <text:p>10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05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55" table:style-name="ce1">
            <text:p>10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05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56" table:style-name="ce1">
            <text:p>10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05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57" table:style-name="ce1">
            <text:p>10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058];[Товар.A:.F];5;)" table:style-name="ce1">
            <text:p>0,5</text:p>
          </table:table-cell>
          <table:table-cell table:number-columns-repeated="16376"/>
        </table:table-row>
        <table:table-row table:style-name="ro5" table:visibility="filter">
          <table:table-cell office:value-type="float" office:value="1058" table:style-name="ce1">
            <text:p>10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059];[Товар.A:.F];5;)" table:style-name="ce1">
            <text:p>0,5</text:p>
          </table:table-cell>
          <table:table-cell table:number-columns-repeated="16376"/>
        </table:table-row>
        <table:table-row table:style-name="ro5" table:visibility="filter">
          <table:table-cell office:value-type="float" office:value="1059" table:style-name="ce1">
            <text:p>10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06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60" table:style-name="ce1">
            <text:p>10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06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61" table:style-name="ce1">
            <text:p>10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06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62" table:style-name="ce1">
            <text:p>10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06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63" table:style-name="ce1">
            <text:p>10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06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64" table:style-name="ce1">
            <text:p>10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06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65" table:style-name="ce1">
            <text:p>10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06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66" table:style-name="ce1">
            <text:p>10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06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67" table:style-name="ce1">
            <text:p>10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06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68" table:style-name="ce1">
            <text:p>10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06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69" table:style-name="ce1">
            <text:p>10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07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70" table:style-name="ce1">
            <text:p>10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87" table:style-name="ce1">
            <text:p>87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07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71" table:style-name="ce1">
            <text:p>10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07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72" table:style-name="ce1">
            <text:p>10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07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73" table:style-name="ce1">
            <text:p>10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07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74" table:style-name="ce1">
            <text:p>10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07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75" table:style-name="ce1">
            <text:p>10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07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76" table:style-name="ce1">
            <text:p>10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3" table:style-name="ce1">
            <text:p>123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07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77" table:style-name="ce1">
            <text:p>10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07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78" table:style-name="ce1">
            <text:p>10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07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79" table:style-name="ce1">
            <text:p>10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08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80" table:style-name="ce1">
            <text:p>10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08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81" table:style-name="ce1">
            <text:p>10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08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82" table:style-name="ce1">
            <text:p>10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08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83" table:style-name="ce1">
            <text:p>10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08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84" table:style-name="ce1">
            <text:p>10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08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85" table:style-name="ce1">
            <text:p>10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08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86" table:style-name="ce1">
            <text:p>10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08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87" table:style-name="ce1">
            <text:p>10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08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88" table:style-name="ce1">
            <text:p>10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08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89" table:style-name="ce1">
            <text:p>10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09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90" table:style-name="ce1">
            <text:p>10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09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91" table:style-name="ce1">
            <text:p>10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09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92" table:style-name="ce1">
            <text:p>10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09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93" table:style-name="ce1">
            <text:p>10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09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94" table:style-name="ce1">
            <text:p>10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09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95" table:style-name="ce1">
            <text:p>10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09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96" table:style-name="ce1">
            <text:p>10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4" table:style-name="ce1">
            <text:p>84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09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97" table:style-name="ce1">
            <text:p>10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09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98" table:style-name="ce1">
            <text:p>10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82" table:style-name="ce1">
            <text:p>82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09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99" table:style-name="ce1">
            <text:p>10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10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00" table:style-name="ce1">
            <text:p>11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10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01" table:style-name="ce1">
            <text:p>11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10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02" table:style-name="ce1">
            <text:p>11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10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03" table:style-name="ce1">
            <text:p>11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10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04" table:style-name="ce1">
            <text:p>11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19" table:style-name="ce1">
            <text:p>119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10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05" table:style-name="ce1">
            <text:p>11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10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06" table:style-name="ce1">
            <text:p>11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07" table:style-name="ce1">
            <text:p>107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10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07" table:style-name="ce1">
            <text:p>11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10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08" table:style-name="ce1">
            <text:p>11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10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09" table:style-name="ce1">
            <text:p>11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11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10" table:style-name="ce1">
            <text:p>11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11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11" table:style-name="ce1">
            <text:p>11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11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12" table:style-name="ce1">
            <text:p>11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11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13" table:style-name="ce1">
            <text:p>11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11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14" table:style-name="ce1">
            <text:p>11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11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15" table:style-name="ce1">
            <text:p>11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11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16" table:style-name="ce1">
            <text:p>11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11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17" table:style-name="ce1">
            <text:p>11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11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18" table:style-name="ce1">
            <text:p>11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11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19" table:style-name="ce1">
            <text:p>11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12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20" table:style-name="ce1">
            <text:p>11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12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21" table:style-name="ce1">
            <text:p>11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12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22" table:style-name="ce1">
            <text:p>11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12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23" table:style-name="ce1">
            <text:p>11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12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24" table:style-name="ce1">
            <text:p>11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78" table:style-name="ce1">
            <text:p>78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12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25" table:style-name="ce1">
            <text:p>11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12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26" table:style-name="ce1">
            <text:p>11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71" table:style-name="ce1">
            <text:p>71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12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27" table:style-name="ce1">
            <text:p>11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12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28" table:style-name="ce1">
            <text:p>11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12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29" table:style-name="ce1">
            <text:p>11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13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30" table:style-name="ce1">
            <text:p>11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13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31" table:style-name="ce1">
            <text:p>11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13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32" table:style-name="ce1">
            <text:p>11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35" table:style-name="ce1">
            <text:p>135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13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33" table:style-name="ce1">
            <text:p>11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13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34" table:style-name="ce1">
            <text:p>11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13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35" table:style-name="ce1">
            <text:p>11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13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36" table:style-name="ce1">
            <text:p>11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8" table:style-name="ce1">
            <text:p>148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13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37" table:style-name="ce1">
            <text:p>11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13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38" table:style-name="ce1">
            <text:p>11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13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39" table:style-name="ce1">
            <text:p>11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14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40" table:style-name="ce1">
            <text:p>11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14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41" table:style-name="ce1">
            <text:p>11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14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42" table:style-name="ce1">
            <text:p>11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14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43" table:style-name="ce1">
            <text:p>11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14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44" table:style-name="ce1">
            <text:p>11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14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45" table:style-name="ce1">
            <text:p>11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14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46" table:style-name="ce1">
            <text:p>11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77" table:style-name="ce1">
            <text:p>77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14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47" table:style-name="ce1">
            <text:p>11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14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48" table:style-name="ce1">
            <text:p>11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14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49" table:style-name="ce1">
            <text:p>11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15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50" table:style-name="ce1">
            <text:p>11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15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51" table:style-name="ce1">
            <text:p>11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15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52" table:style-name="ce1">
            <text:p>11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2" table:style-name="ce1">
            <text:p>82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15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53" table:style-name="ce1">
            <text:p>11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15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54" table:style-name="ce1">
            <text:p>11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15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55" table:style-name="ce1">
            <text:p>11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15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56" table:style-name="ce1">
            <text:p>11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15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57" table:style-name="ce1">
            <text:p>11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15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58" table:style-name="ce1">
            <text:p>11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9" table:style-name="ce1">
            <text:p>59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15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59" table:style-name="ce1">
            <text:p>11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16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60" table:style-name="ce1">
            <text:p>11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5" table:style-name="ce1">
            <text:p>125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16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61" table:style-name="ce1">
            <text:p>11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16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62" table:style-name="ce1">
            <text:p>11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0" table:style-name="ce1">
            <text:p>110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16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63" table:style-name="ce1">
            <text:p>11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16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64" table:style-name="ce1">
            <text:p>11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8" table:style-name="ce1">
            <text:p>148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16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65" table:style-name="ce1">
            <text:p>11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16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66" table:style-name="ce1">
            <text:p>11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16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67" table:style-name="ce1">
            <text:p>11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16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68" table:style-name="ce1">
            <text:p>11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16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69" table:style-name="ce1">
            <text:p>11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17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70" table:style-name="ce1">
            <text:p>11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17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71" table:style-name="ce1">
            <text:p>11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17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72" table:style-name="ce1">
            <text:p>11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17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73" table:style-name="ce1">
            <text:p>11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17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74" table:style-name="ce1">
            <text:p>11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8" table:style-name="ce1">
            <text:p>98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17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75" table:style-name="ce1">
            <text:p>11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17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76" table:style-name="ce1">
            <text:p>11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17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77" table:style-name="ce1">
            <text:p>11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17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78" table:style-name="ce1">
            <text:p>11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17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79" table:style-name="ce1">
            <text:p>11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18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80" table:style-name="ce1">
            <text:p>11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18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81" table:style-name="ce1">
            <text:p>11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18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82" table:style-name="ce1">
            <text:p>11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99" table:style-name="ce1">
            <text:p>99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18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83" table:style-name="ce1">
            <text:p>11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18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84" table:style-name="ce1">
            <text:p>11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18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85" table:style-name="ce1">
            <text:p>11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18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86" table:style-name="ce1">
            <text:p>11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18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87" table:style-name="ce1">
            <text:p>11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18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88" table:style-name="ce1">
            <text:p>11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7" table:style-name="ce1">
            <text:p>127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18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89" table:style-name="ce1">
            <text:p>11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19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90" table:style-name="ce1">
            <text:p>11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6" table:style-name="ce1">
            <text:p>116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19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91" table:style-name="ce1">
            <text:p>11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19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92" table:style-name="ce1">
            <text:p>11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54" table:style-name="ce1">
            <text:p>154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19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93" table:style-name="ce1">
            <text:p>11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19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94" table:style-name="ce1">
            <text:p>11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19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95" table:style-name="ce1">
            <text:p>11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19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96" table:style-name="ce1">
            <text:p>11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19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97" table:style-name="ce1">
            <text:p>11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19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98" table:style-name="ce1">
            <text:p>11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19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99" table:style-name="ce1">
            <text:p>11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20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00" table:style-name="ce1">
            <text:p>12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20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01" table:style-name="ce1">
            <text:p>12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20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02" table:style-name="ce1">
            <text:p>12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8" table:style-name="ce1">
            <text:p>98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20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03" table:style-name="ce1">
            <text:p>12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20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04" table:style-name="ce1">
            <text:p>12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20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05" table:style-name="ce1">
            <text:p>12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20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06" table:style-name="ce1">
            <text:p>12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20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07" table:style-name="ce1">
            <text:p>12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20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08" table:style-name="ce1">
            <text:p>12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4" table:style-name="ce1">
            <text:p>84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20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09" table:style-name="ce1">
            <text:p>12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21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10" table:style-name="ce1">
            <text:p>12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97" table:style-name="ce1">
            <text:p>97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21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11" table:style-name="ce1">
            <text:p>12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21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12" table:style-name="ce1">
            <text:p>12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21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13" table:style-name="ce1">
            <text:p>12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21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14" table:style-name="ce1">
            <text:p>12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21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15" table:style-name="ce1">
            <text:p>12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21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16" table:style-name="ce1">
            <text:p>12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89" table:style-name="ce1">
            <text:p>89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21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17" table:style-name="ce1">
            <text:p>12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21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18" table:style-name="ce1">
            <text:p>12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04" table:style-name="ce1">
            <text:p>104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21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19" table:style-name="ce1">
            <text:p>12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22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20" table:style-name="ce1">
            <text:p>12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36" table:style-name="ce1">
            <text:p>136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22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21" table:style-name="ce1">
            <text:p>12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22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22" table:style-name="ce1">
            <text:p>12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22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23" table:style-name="ce1">
            <text:p>12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22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24" table:style-name="ce1">
            <text:p>12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22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25" table:style-name="ce1">
            <text:p>12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22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26" table:style-name="ce1">
            <text:p>12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22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27" table:style-name="ce1">
            <text:p>12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22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28" table:style-name="ce1">
            <text:p>12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22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29" table:style-name="ce1">
            <text:p>12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23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30" table:style-name="ce1">
            <text:p>12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23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31" table:style-name="ce1">
            <text:p>12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23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32" table:style-name="ce1">
            <text:p>12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23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33" table:style-name="ce1">
            <text:p>12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23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34" table:style-name="ce1">
            <text:p>12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23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35" table:style-name="ce1">
            <text:p>12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23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36" table:style-name="ce1">
            <text:p>12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23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37" table:style-name="ce1">
            <text:p>12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23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38" table:style-name="ce1">
            <text:p>12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81" table:style-name="ce1">
            <text:p>81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23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39" table:style-name="ce1">
            <text:p>12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24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40" table:style-name="ce1">
            <text:p>12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24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41" table:style-name="ce1">
            <text:p>12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24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42" table:style-name="ce1">
            <text:p>12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24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43" table:style-name="ce1">
            <text:p>12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24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44" table:style-name="ce1">
            <text:p>12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35" table:style-name="ce1">
            <text:p>135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24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45" table:style-name="ce1">
            <text:p>12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24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46" table:style-name="ce1">
            <text:p>12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4" table:style-name="ce1">
            <text:p>114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24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47" table:style-name="ce1">
            <text:p>12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24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48" table:style-name="ce1">
            <text:p>12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53" table:style-name="ce1">
            <text:p>153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24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49" table:style-name="ce1">
            <text:p>12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25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50" table:style-name="ce1">
            <text:p>12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25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51" table:style-name="ce1">
            <text:p>12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25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52" table:style-name="ce1">
            <text:p>12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25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53" table:style-name="ce1">
            <text:p>12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25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54" table:style-name="ce1">
            <text:p>12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7" table:style-name="ce1">
            <text:p>17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25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55" table:style-name="ce1">
            <text:p>12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25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56" table:style-name="ce1">
            <text:p>12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25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57" table:style-name="ce1">
            <text:p>12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25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58" table:style-name="ce1">
            <text:p>12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7" table:style-name="ce1">
            <text:p>87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25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59" table:style-name="ce1">
            <text:p>12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26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60" table:style-name="ce1">
            <text:p>12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26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61" table:style-name="ce1">
            <text:p>12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26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62" table:style-name="ce1">
            <text:p>12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26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63" table:style-name="ce1">
            <text:p>12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26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64" table:style-name="ce1">
            <text:p>12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2" table:style-name="ce1">
            <text:p>82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26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65" table:style-name="ce1">
            <text:p>12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26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66" table:style-name="ce1">
            <text:p>12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26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67" table:style-name="ce1">
            <text:p>12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26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68" table:style-name="ce1">
            <text:p>12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26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69" table:style-name="ce1">
            <text:p>12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27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70" table:style-name="ce1">
            <text:p>12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27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71" table:style-name="ce1">
            <text:p>12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27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72" table:style-name="ce1">
            <text:p>12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35" table:style-name="ce1">
            <text:p>135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27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73" table:style-name="ce1">
            <text:p>12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27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74" table:style-name="ce1">
            <text:p>12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2" table:style-name="ce1">
            <text:p>112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27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75" table:style-name="ce1">
            <text:p>12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27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76" table:style-name="ce1">
            <text:p>12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6" table:style-name="ce1">
            <text:p>146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27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77" table:style-name="ce1">
            <text:p>12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27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78" table:style-name="ce1">
            <text:p>12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27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79" table:style-name="ce1">
            <text:p>12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28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80" table:style-name="ce1">
            <text:p>12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28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81" table:style-name="ce1">
            <text:p>12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282];[Товар.A:.F];5;)" table:style-name="ce1">
            <text:p>0,5</text:p>
          </table:table-cell>
          <table:table-cell table:number-columns-repeated="16376"/>
        </table:table-row>
        <table:table-row table:style-name="ro4" table:visibility="filter">
          <table:table-cell office:value-type="float" office:value="1282" table:style-name="ce1">
            <text:p>12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283];[Товар.A:.F];5;)" table:style-name="ce1">
            <text:p>0,5</text:p>
          </table:table-cell>
          <table:table-cell table:number-columns-repeated="16376"/>
        </table:table-row>
        <table:table-row table:style-name="ro4" table:visibility="filter">
          <table:table-cell office:value-type="float" office:value="1283" table:style-name="ce1">
            <text:p>12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28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84" table:style-name="ce1">
            <text:p>12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28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85" table:style-name="ce1">
            <text:p>12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28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86" table:style-name="ce1">
            <text:p>12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28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87" table:style-name="ce1">
            <text:p>12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28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88" table:style-name="ce1">
            <text:p>12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28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89" table:style-name="ce1">
            <text:p>12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29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90" table:style-name="ce1">
            <text:p>12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29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91" table:style-name="ce1">
            <text:p>12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29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92" table:style-name="ce1">
            <text:p>12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29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93" table:style-name="ce1">
            <text:p>12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29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94" table:style-name="ce1">
            <text:p>12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68" table:style-name="ce1">
            <text:p>68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29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95" table:style-name="ce1">
            <text:p>12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29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96" table:style-name="ce1">
            <text:p>12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29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97" table:style-name="ce1">
            <text:p>12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29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98" table:style-name="ce1">
            <text:p>12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29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99" table:style-name="ce1">
            <text:p>12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30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00" table:style-name="ce1">
            <text:p>13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30" table:style-name="ce1">
            <text:p>13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30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01" table:style-name="ce1">
            <text:p>13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30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02" table:style-name="ce1">
            <text:p>13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30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03" table:style-name="ce1">
            <text:p>13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30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04" table:style-name="ce1">
            <text:p>13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7" table:style-name="ce1">
            <text:p>147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30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05" table:style-name="ce1">
            <text:p>13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30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06" table:style-name="ce1">
            <text:p>13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30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07" table:style-name="ce1">
            <text:p>13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30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08" table:style-name="ce1">
            <text:p>13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30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09" table:style-name="ce1">
            <text:p>13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31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10" table:style-name="ce1">
            <text:p>13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31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11" table:style-name="ce1">
            <text:p>13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31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12" table:style-name="ce1">
            <text:p>13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31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13" table:style-name="ce1">
            <text:p>131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14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14" table:style-name="ce1">
            <text:p>131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15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15" table:style-name="ce1">
            <text:p>131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16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16" table:style-name="ce1">
            <text:p>131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17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17" table:style-name="ce1">
            <text:p>131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18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18" table:style-name="ce1">
            <text:p>131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08" table:style-name="ce1">
            <text:p>108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19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19" table:style-name="ce1">
            <text:p>131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20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20" table:style-name="ce1">
            <text:p>132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21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21" table:style-name="ce1">
            <text:p>132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22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22" table:style-name="ce1">
            <text:p>132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23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23" table:style-name="ce1">
            <text:p>132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24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24" table:style-name="ce1">
            <text:p>132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76" table:style-name="ce1">
            <text:p>76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25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25" table:style-name="ce1">
            <text:p>132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26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26" table:style-name="ce1">
            <text:p>132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27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27" table:style-name="ce1">
            <text:p>132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28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28" table:style-name="ce1">
            <text:p>132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29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29" table:style-name="ce1">
            <text:p>132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30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30" table:style-name="ce1">
            <text:p>133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32" table:style-name="ce1">
            <text:p>132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31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31" table:style-name="ce1">
            <text:p>133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32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32" table:style-name="ce1">
            <text:p>133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08" table:style-name="ce1">
            <text:p>108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33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33" table:style-name="ce1">
            <text:p>133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34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34" table:style-name="ce1">
            <text:p>133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35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35" table:style-name="ce1">
            <text:p>133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36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36" table:style-name="ce1">
            <text:p>133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37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37" table:style-name="ce1">
            <text:p>133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38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38" table:style-name="ce1">
            <text:p>133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39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39" table:style-name="ce1">
            <text:p>133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40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40" table:style-name="ce1">
            <text:p>134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41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41" table:style-name="ce1">
            <text:p>134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42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42" table:style-name="ce1">
            <text:p>134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43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43" table:style-name="ce1">
            <text:p>134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44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44" table:style-name="ce1">
            <text:p>134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45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45" table:style-name="ce1">
            <text:p>13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34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46" table:style-name="ce1">
            <text:p>13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34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47" table:style-name="ce1">
            <text:p>13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34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48" table:style-name="ce1">
            <text:p>13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89" table:style-name="ce1">
            <text:p>89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34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49" table:style-name="ce1">
            <text:p>13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35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50" table:style-name="ce1">
            <text:p>13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04" table:style-name="ce1">
            <text:p>104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35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51" table:style-name="ce1">
            <text:p>13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35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52" table:style-name="ce1">
            <text:p>13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35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53" table:style-name="ce1">
            <text:p>13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35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54" table:style-name="ce1">
            <text:p>13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35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55" table:style-name="ce1">
            <text:p>13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35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56" table:style-name="ce1">
            <text:p>13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35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57" table:style-name="ce1">
            <text:p>13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35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58" table:style-name="ce1">
            <text:p>13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35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59" table:style-name="ce1">
            <text:p>13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36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60" table:style-name="ce1">
            <text:p>13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36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61" table:style-name="ce1">
            <text:p>13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36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62" table:style-name="ce1">
            <text:p>13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36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63" table:style-name="ce1">
            <text:p>13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36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64" table:style-name="ce1">
            <text:p>13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36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65" table:style-name="ce1">
            <text:p>13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36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66" table:style-name="ce1">
            <text:p>13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36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67" table:style-name="ce1">
            <text:p>13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36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68" table:style-name="ce1">
            <text:p>13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36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69" table:style-name="ce1">
            <text:p>13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37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70" table:style-name="ce1">
            <text:p>13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6" table:style-name="ce1">
            <text:p>66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37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71" table:style-name="ce1">
            <text:p>13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37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72" table:style-name="ce1">
            <text:p>13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37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73" table:style-name="ce1">
            <text:p>13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37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74" table:style-name="ce1">
            <text:p>13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37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75" table:style-name="ce1">
            <text:p>13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37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76" table:style-name="ce1">
            <text:p>13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37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77" table:style-name="ce1">
            <text:p>13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37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78" table:style-name="ce1">
            <text:p>13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37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79" table:style-name="ce1">
            <text:p>13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38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80" table:style-name="ce1">
            <text:p>13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38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81" table:style-name="ce1">
            <text:p>13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38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82" table:style-name="ce1">
            <text:p>13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38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83" table:style-name="ce1">
            <text:p>13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38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84" table:style-name="ce1">
            <text:p>13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38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85" table:style-name="ce1">
            <text:p>13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38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86" table:style-name="ce1">
            <text:p>13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38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87" table:style-name="ce1">
            <text:p>13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38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88" table:style-name="ce1">
            <text:p>13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38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89" table:style-name="ce1">
            <text:p>13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39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90" table:style-name="ce1">
            <text:p>13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102" table:style-name="ce1">
            <text:p>102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39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91" table:style-name="ce1">
            <text:p>13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39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92" table:style-name="ce1">
            <text:p>13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93" table:style-name="ce1">
            <text:p>93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39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93" table:style-name="ce1">
            <text:p>13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39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94" table:style-name="ce1">
            <text:p>13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10" table:style-name="ce1">
            <text:p>110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39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95" table:style-name="ce1">
            <text:p>13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39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96" table:style-name="ce1">
            <text:p>13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39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97" table:style-name="ce1">
            <text:p>13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39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98" table:style-name="ce1">
            <text:p>13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39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99" table:style-name="ce1">
            <text:p>13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40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00" table:style-name="ce1">
            <text:p>14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40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01" table:style-name="ce1">
            <text:p>14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40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02" table:style-name="ce1">
            <text:p>14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40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03" table:style-name="ce1">
            <text:p>14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40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04" table:style-name="ce1">
            <text:p>14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40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05" table:style-name="ce1">
            <text:p>14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40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06" table:style-name="ce1">
            <text:p>14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40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07" table:style-name="ce1">
            <text:p>14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40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08" table:style-name="ce1">
            <text:p>14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40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09" table:style-name="ce1">
            <text:p>14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41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10" table:style-name="ce1">
            <text:p>14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2" table:style-name="ce1">
            <text:p>62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41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11" table:style-name="ce1">
            <text:p>14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41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12" table:style-name="ce1">
            <text:p>14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41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13" table:style-name="ce1">
            <text:p>14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41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14" table:style-name="ce1">
            <text:p>14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41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15" table:style-name="ce1">
            <text:p>14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41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16" table:style-name="ce1">
            <text:p>14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41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17" table:style-name="ce1">
            <text:p>14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41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18" table:style-name="ce1">
            <text:p>14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33" table:style-name="ce1">
            <text:p>33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41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19" table:style-name="ce1">
            <text:p>14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42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20" table:style-name="ce1">
            <text:p>14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42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21" table:style-name="ce1">
            <text:p>14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42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22" table:style-name="ce1">
            <text:p>14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42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23" table:style-name="ce1">
            <text:p>14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42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24" table:style-name="ce1">
            <text:p>14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1" table:style-name="ce1">
            <text:p>41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42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25" table:style-name="ce1">
            <text:p>14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42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26" table:style-name="ce1">
            <text:p>14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42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27" table:style-name="ce1">
            <text:p>14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42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28" table:style-name="ce1">
            <text:p>14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42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29" table:style-name="ce1">
            <text:p>14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43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30" table:style-name="ce1">
            <text:p>14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43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31" table:style-name="ce1">
            <text:p>14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43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32" table:style-name="ce1">
            <text:p>14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43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33" table:style-name="ce1">
            <text:p>14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43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34" table:style-name="ce1">
            <text:p>14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43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35" table:style-name="ce1">
            <text:p>14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43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36" table:style-name="ce1">
            <text:p>14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43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37" table:style-name="ce1">
            <text:p>14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43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38" table:style-name="ce1">
            <text:p>14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43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39" table:style-name="ce1">
            <text:p>14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44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40" table:style-name="ce1">
            <text:p>14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44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41" table:style-name="ce1">
            <text:p>14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44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42" table:style-name="ce1">
            <text:p>14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2" table:style-name="ce1">
            <text:p>2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44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43" table:style-name="ce1">
            <text:p>14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44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44" table:style-name="ce1">
            <text:p>14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8" table:style-name="ce1">
            <text:p>8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44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45" table:style-name="ce1">
            <text:p>14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44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46" table:style-name="ce1">
            <text:p>14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44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47" table:style-name="ce1">
            <text:p>14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44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48" table:style-name="ce1">
            <text:p>14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1" table:style-name="ce1">
            <text:p>41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44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49" table:style-name="ce1">
            <text:p>14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45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50" table:style-name="ce1">
            <text:p>14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45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51" table:style-name="ce1">
            <text:p>14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45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52" table:style-name="ce1">
            <text:p>14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45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53" table:style-name="ce1">
            <text:p>14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45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54" table:style-name="ce1">
            <text:p>14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2" table:style-name="ce1">
            <text:p>62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45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55" table:style-name="ce1">
            <text:p>14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45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56" table:style-name="ce1">
            <text:p>14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45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57" table:style-name="ce1">
            <text:p>14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45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58" table:style-name="ce1">
            <text:p>14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45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59" table:style-name="ce1">
            <text:p>14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46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60" table:style-name="ce1">
            <text:p>14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46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61" table:style-name="ce1">
            <text:p>14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46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62" table:style-name="ce1">
            <text:p>14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46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63" table:style-name="ce1">
            <text:p>14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46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64" table:style-name="ce1">
            <text:p>14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46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65" table:style-name="ce1">
            <text:p>14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46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66" table:style-name="ce1">
            <text:p>14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46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67" table:style-name="ce1">
            <text:p>14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46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68" table:style-name="ce1">
            <text:p>14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46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69" table:style-name="ce1">
            <text:p>14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47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70" table:style-name="ce1">
            <text:p>14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3" table:style-name="ce1">
            <text:p>33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47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71" table:style-name="ce1">
            <text:p>14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47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72" table:style-name="ce1">
            <text:p>14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47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73" table:style-name="ce1">
            <text:p>14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47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74" table:style-name="ce1">
            <text:p>14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3" table:style-name="ce1">
            <text:p>33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47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75" table:style-name="ce1">
            <text:p>14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47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76" table:style-name="ce1">
            <text:p>14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1" table:style-name="ce1">
            <text:p>11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47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77" table:style-name="ce1">
            <text:p>14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47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78" table:style-name="ce1">
            <text:p>14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47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79" table:style-name="ce1">
            <text:p>14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48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80" table:style-name="ce1">
            <text:p>14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48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81" table:style-name="ce1">
            <text:p>14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48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82" table:style-name="ce1">
            <text:p>14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48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83" table:style-name="ce1">
            <text:p>14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48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84" table:style-name="ce1">
            <text:p>14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8" table:style-name="ce1">
            <text:p>8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48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85" table:style-name="ce1">
            <text:p>14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48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86" table:style-name="ce1">
            <text:p>14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9" table:style-name="ce1">
            <text:p>9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48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87" table:style-name="ce1">
            <text:p>14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48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88" table:style-name="ce1">
            <text:p>14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48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89" table:style-name="ce1">
            <text:p>14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49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90" table:style-name="ce1">
            <text:p>14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49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91" table:style-name="ce1">
            <text:p>14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49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92" table:style-name="ce1">
            <text:p>14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49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93" table:style-name="ce1">
            <text:p>14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49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94" table:style-name="ce1">
            <text:p>14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49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95" table:style-name="ce1">
            <text:p>14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49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96" table:style-name="ce1">
            <text:p>14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49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97" table:style-name="ce1">
            <text:p>14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49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98" table:style-name="ce1">
            <text:p>14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49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99" table:style-name="ce1">
            <text:p>14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50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00" table:style-name="ce1">
            <text:p>15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50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01" table:style-name="ce1">
            <text:p>15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50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02" table:style-name="ce1">
            <text:p>15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4" table:style-name="ce1">
            <text:p>64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50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03" table:style-name="ce1">
            <text:p>15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50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04" table:style-name="ce1">
            <text:p>15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50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05" table:style-name="ce1">
            <text:p>15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50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06" table:style-name="ce1">
            <text:p>15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50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07" table:style-name="ce1">
            <text:p>15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50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08" table:style-name="ce1">
            <text:p>15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50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09" table:style-name="ce1">
            <text:p>15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51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10" table:style-name="ce1">
            <text:p>15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51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11" table:style-name="ce1">
            <text:p>15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51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12" table:style-name="ce1">
            <text:p>15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51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13" table:style-name="ce1">
            <text:p>15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51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14" table:style-name="ce1">
            <text:p>15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51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15" table:style-name="ce1">
            <text:p>15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51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16" table:style-name="ce1">
            <text:p>15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51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17" table:style-name="ce1">
            <text:p>15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51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18" table:style-name="ce1">
            <text:p>15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51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19" table:style-name="ce1">
            <text:p>15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52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20" table:style-name="ce1">
            <text:p>15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52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21" table:style-name="ce1">
            <text:p>15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52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22" table:style-name="ce1">
            <text:p>15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52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23" table:style-name="ce1">
            <text:p>15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52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24" table:style-name="ce1">
            <text:p>15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52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25" table:style-name="ce1">
            <text:p>15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52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26" table:style-name="ce1">
            <text:p>15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52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27" table:style-name="ce1">
            <text:p>15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52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28" table:style-name="ce1">
            <text:p>15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8" table:style-name="ce1">
            <text:p>8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52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29" table:style-name="ce1">
            <text:p>15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53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30" table:style-name="ce1">
            <text:p>15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6" table:style-name="ce1">
            <text:p>6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53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31" table:style-name="ce1">
            <text:p>15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53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32" table:style-name="ce1">
            <text:p>15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53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33" table:style-name="ce1">
            <text:p>15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53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34" table:style-name="ce1">
            <text:p>15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53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35" table:style-name="ce1">
            <text:p>15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53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36" table:style-name="ce1">
            <text:p>15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53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37" table:style-name="ce1">
            <text:p>15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53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38" table:style-name="ce1">
            <text:p>15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43" table:style-name="ce1">
            <text:p>43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53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39" table:style-name="ce1">
            <text:p>15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54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40" table:style-name="ce1">
            <text:p>15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54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41" table:style-name="ce1">
            <text:p>15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54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42" table:style-name="ce1">
            <text:p>15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7" table:style-name="ce1">
            <text:p>67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54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43" table:style-name="ce1">
            <text:p>15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54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44" table:style-name="ce1">
            <text:p>15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54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45" table:style-name="ce1">
            <text:p>15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54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46" table:style-name="ce1">
            <text:p>15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54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47" table:style-name="ce1">
            <text:p>15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54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48" table:style-name="ce1">
            <text:p>15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54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49" table:style-name="ce1">
            <text:p>15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55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50" table:style-name="ce1">
            <text:p>15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55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51" table:style-name="ce1">
            <text:p>15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55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52" table:style-name="ce1">
            <text:p>15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55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53" table:style-name="ce1">
            <text:p>15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55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54" table:style-name="ce1">
            <text:p>15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55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55" table:style-name="ce1">
            <text:p>15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55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56" table:style-name="ce1">
            <text:p>15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3" table:style-name="ce1">
            <text:p>43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55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57" table:style-name="ce1">
            <text:p>15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55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58" table:style-name="ce1">
            <text:p>15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55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59" table:style-name="ce1">
            <text:p>15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56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60" table:style-name="ce1">
            <text:p>15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56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61" table:style-name="ce1">
            <text:p>15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56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62" table:style-name="ce1">
            <text:p>15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56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63" table:style-name="ce1">
            <text:p>15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56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64" table:style-name="ce1">
            <text:p>15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56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65" table:style-name="ce1">
            <text:p>15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56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66" table:style-name="ce1">
            <text:p>15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56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67" table:style-name="ce1">
            <text:p>15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56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68" table:style-name="ce1">
            <text:p>15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56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69" table:style-name="ce1">
            <text:p>15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57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70" table:style-name="ce1">
            <text:p>15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57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71" table:style-name="ce1">
            <text:p>15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57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72" table:style-name="ce1">
            <text:p>15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57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73" table:style-name="ce1">
            <text:p>15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57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74" table:style-name="ce1">
            <text:p>15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" table:style-name="ce1">
            <text:p>3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57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75" table:style-name="ce1">
            <text:p>15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57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76" table:style-name="ce1">
            <text:p>15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1" table:style-name="ce1">
            <text:p>11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57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77" table:style-name="ce1">
            <text:p>15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57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78" table:style-name="ce1">
            <text:p>15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57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79" table:style-name="ce1">
            <text:p>15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58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80" table:style-name="ce1">
            <text:p>15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58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81" table:style-name="ce1">
            <text:p>15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58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82" table:style-name="ce1">
            <text:p>15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58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83" table:style-name="ce1">
            <text:p>15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58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84" table:style-name="ce1">
            <text:p>15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58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85" table:style-name="ce1">
            <text:p>15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58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86" table:style-name="ce1">
            <text:p>15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9" table:style-name="ce1">
            <text:p>59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58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87" table:style-name="ce1">
            <text:p>15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58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88" table:style-name="ce1">
            <text:p>15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58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89" table:style-name="ce1">
            <text:p>15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59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90" table:style-name="ce1">
            <text:p>15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59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91" table:style-name="ce1">
            <text:p>15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59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92" table:style-name="ce1">
            <text:p>15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59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93" table:style-name="ce1">
            <text:p>15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59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94" table:style-name="ce1">
            <text:p>15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59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95" table:style-name="ce1">
            <text:p>15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59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96" table:style-name="ce1">
            <text:p>15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59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97" table:style-name="ce1">
            <text:p>15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59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98" table:style-name="ce1">
            <text:p>15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59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99" table:style-name="ce1">
            <text:p>15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60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00" table:style-name="ce1">
            <text:p>16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60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01" table:style-name="ce1">
            <text:p>16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60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02" table:style-name="ce1">
            <text:p>16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60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03" table:style-name="ce1">
            <text:p>16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60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04" table:style-name="ce1">
            <text:p>16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60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05" table:style-name="ce1">
            <text:p>16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60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06" table:style-name="ce1">
            <text:p>16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60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07" table:style-name="ce1">
            <text:p>16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60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08" table:style-name="ce1">
            <text:p>16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60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09" table:style-name="ce1">
            <text:p>16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61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10" table:style-name="ce1">
            <text:p>16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61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11" table:style-name="ce1">
            <text:p>16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61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12" table:style-name="ce1">
            <text:p>16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87" table:style-name="ce1">
            <text:p>87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61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13" table:style-name="ce1">
            <text:p>16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61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14" table:style-name="ce1">
            <text:p>16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61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15" table:style-name="ce1">
            <text:p>16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61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16" table:style-name="ce1">
            <text:p>16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61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17" table:style-name="ce1">
            <text:p>16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61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18" table:style-name="ce1">
            <text:p>16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61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19" table:style-name="ce1">
            <text:p>16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62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20" table:style-name="ce1">
            <text:p>16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62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21" table:style-name="ce1">
            <text:p>16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62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22" table:style-name="ce1">
            <text:p>16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62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23" table:style-name="ce1">
            <text:p>16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62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24" table:style-name="ce1">
            <text:p>16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62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25" table:style-name="ce1">
            <text:p>16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62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26" table:style-name="ce1">
            <text:p>16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62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27" table:style-name="ce1">
            <text:p>16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62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28" table:style-name="ce1">
            <text:p>16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62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29" table:style-name="ce1">
            <text:p>16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63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30" table:style-name="ce1">
            <text:p>16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63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31" table:style-name="ce1">
            <text:p>16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63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32" table:style-name="ce1">
            <text:p>16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63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33" table:style-name="ce1">
            <text:p>16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63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34" table:style-name="ce1">
            <text:p>16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6" table:style-name="ce1">
            <text:p>66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63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35" table:style-name="ce1">
            <text:p>16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63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36" table:style-name="ce1">
            <text:p>16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63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37" table:style-name="ce1">
            <text:p>16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63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38" table:style-name="ce1">
            <text:p>16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63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39" table:style-name="ce1">
            <text:p>16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64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40" table:style-name="ce1">
            <text:p>16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64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41" table:style-name="ce1">
            <text:p>16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64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42" table:style-name="ce1">
            <text:p>16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64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43" table:style-name="ce1">
            <text:p>16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64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44" table:style-name="ce1">
            <text:p>16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64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45" table:style-name="ce1">
            <text:p>16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64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46" table:style-name="ce1">
            <text:p>16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64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47" table:style-name="ce1">
            <text:p>16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64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48" table:style-name="ce1">
            <text:p>16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64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49" table:style-name="ce1">
            <text:p>16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65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50" table:style-name="ce1">
            <text:p>16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65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51" table:style-name="ce1">
            <text:p>16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65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52" table:style-name="ce1">
            <text:p>16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65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53" table:style-name="ce1">
            <text:p>16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65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54" table:style-name="ce1">
            <text:p>16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65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55" table:style-name="ce1">
            <text:p>16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65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56" table:style-name="ce1">
            <text:p>16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65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57" table:style-name="ce1">
            <text:p>16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65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58" table:style-name="ce1">
            <text:p>16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65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59" table:style-name="ce1">
            <text:p>16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66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60" table:style-name="ce1">
            <text:p>16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8" table:style-name="ce1">
            <text:p>8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66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61" table:style-name="ce1">
            <text:p>16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66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62" table:style-name="ce1">
            <text:p>16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7" table:style-name="ce1">
            <text:p>7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66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63" table:style-name="ce1">
            <text:p>16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66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64" table:style-name="ce1">
            <text:p>16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66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65" table:style-name="ce1">
            <text:p>16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66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66" table:style-name="ce1">
            <text:p>16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66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67" table:style-name="ce1">
            <text:p>16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66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68" table:style-name="ce1">
            <text:p>16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66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69" table:style-name="ce1">
            <text:p>16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67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70" table:style-name="ce1">
            <text:p>16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67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71" table:style-name="ce1">
            <text:p>16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67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72" table:style-name="ce1">
            <text:p>16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67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73" table:style-name="ce1">
            <text:p>16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67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74" table:style-name="ce1">
            <text:p>16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67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75" table:style-name="ce1">
            <text:p>16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67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76" table:style-name="ce1">
            <text:p>16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67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77" table:style-name="ce1">
            <text:p>16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67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78" table:style-name="ce1">
            <text:p>16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67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79" table:style-name="ce1">
            <text:p>16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68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80" table:style-name="ce1">
            <text:p>16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68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81" table:style-name="ce1">
            <text:p>16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68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82" table:style-name="ce1">
            <text:p>16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68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83" table:style-name="ce1">
            <text:p>16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68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84" table:style-name="ce1">
            <text:p>16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68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85" table:style-name="ce1">
            <text:p>16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68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86" table:style-name="ce1">
            <text:p>16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68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87" table:style-name="ce1">
            <text:p>16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68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88" table:style-name="ce1">
            <text:p>16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68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89" table:style-name="ce1">
            <text:p>16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69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90" table:style-name="ce1">
            <text:p>16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69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91" table:style-name="ce1">
            <text:p>16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69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92" table:style-name="ce1">
            <text:p>16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69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93" table:style-name="ce1">
            <text:p>16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69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94" table:style-name="ce1">
            <text:p>16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69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95" table:style-name="ce1">
            <text:p>16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69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96" table:style-name="ce1">
            <text:p>16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69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97" table:style-name="ce1">
            <text:p>16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69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98" table:style-name="ce1">
            <text:p>16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69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99" table:style-name="ce1">
            <text:p>16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70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00" table:style-name="ce1">
            <text:p>17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63" table:style-name="ce1">
            <text:p>63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70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01" table:style-name="ce1">
            <text:p>17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70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02" table:style-name="ce1">
            <text:p>17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1" table:style-name="ce1">
            <text:p>71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70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03" table:style-name="ce1">
            <text:p>17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70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04" table:style-name="ce1">
            <text:p>17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1" table:style-name="ce1">
            <text:p>11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70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05" table:style-name="ce1">
            <text:p>17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70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06" table:style-name="ce1">
            <text:p>17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9" table:style-name="ce1">
            <text:p>9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70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07" table:style-name="ce1">
            <text:p>17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70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08" table:style-name="ce1">
            <text:p>17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70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09" table:style-name="ce1">
            <text:p>17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71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10" table:style-name="ce1">
            <text:p>17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71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11" table:style-name="ce1">
            <text:p>17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71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12" table:style-name="ce1">
            <text:p>17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71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13" table:style-name="ce1">
            <text:p>17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71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14" table:style-name="ce1">
            <text:p>17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71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15" table:style-name="ce1">
            <text:p>17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71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16" table:style-name="ce1">
            <text:p>17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71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17" table:style-name="ce1">
            <text:p>17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71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18" table:style-name="ce1">
            <text:p>17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71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19" table:style-name="ce1">
            <text:p>17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72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20" table:style-name="ce1">
            <text:p>17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72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21" table:style-name="ce1">
            <text:p>17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72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22" table:style-name="ce1">
            <text:p>17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4" table:style-name="ce1">
            <text:p>64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72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23" table:style-name="ce1">
            <text:p>17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72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24" table:style-name="ce1">
            <text:p>17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72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25" table:style-name="ce1">
            <text:p>17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72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26" table:style-name="ce1">
            <text:p>17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72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27" table:style-name="ce1">
            <text:p>17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72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28" table:style-name="ce1">
            <text:p>17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72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29" table:style-name="ce1">
            <text:p>17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73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30" table:style-name="ce1">
            <text:p>17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73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31" table:style-name="ce1">
            <text:p>17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73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32" table:style-name="ce1">
            <text:p>17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73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33" table:style-name="ce1">
            <text:p>17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73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34" table:style-name="ce1">
            <text:p>17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73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35" table:style-name="ce1">
            <text:p>17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73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36" table:style-name="ce1">
            <text:p>17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73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37" table:style-name="ce1">
            <text:p>17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73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38" table:style-name="ce1">
            <text:p>17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73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39" table:style-name="ce1">
            <text:p>17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74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40" table:style-name="ce1">
            <text:p>17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74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41" table:style-name="ce1">
            <text:p>17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74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42" table:style-name="ce1">
            <text:p>17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74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43" table:style-name="ce1">
            <text:p>17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74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44" table:style-name="ce1">
            <text:p>17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0" table:style-name="ce1">
            <text:p>1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74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45" table:style-name="ce1">
            <text:p>17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74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46" table:style-name="ce1">
            <text:p>17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74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47" table:style-name="ce1">
            <text:p>17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74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48" table:style-name="ce1">
            <text:p>17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5" table:style-name="ce1">
            <text:p>5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74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49" table:style-name="ce1">
            <text:p>17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75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50" table:style-name="ce1">
            <text:p>17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4" table:style-name="ce1">
            <text:p>4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75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51" table:style-name="ce1">
            <text:p>17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75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52" table:style-name="ce1">
            <text:p>17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75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53" table:style-name="ce1">
            <text:p>17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75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54" table:style-name="ce1">
            <text:p>17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75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55" table:style-name="ce1">
            <text:p>17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75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56" table:style-name="ce1">
            <text:p>17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1" table:style-name="ce1">
            <text:p>41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75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57" table:style-name="ce1">
            <text:p>17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75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58" table:style-name="ce1">
            <text:p>17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75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59" table:style-name="ce1">
            <text:p>17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76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60" table:style-name="ce1">
            <text:p>17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76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61" table:style-name="ce1">
            <text:p>17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76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62" table:style-name="ce1">
            <text:p>17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2" table:style-name="ce1">
            <text:p>62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76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63" table:style-name="ce1">
            <text:p>17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76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64" table:style-name="ce1">
            <text:p>17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76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65" table:style-name="ce1">
            <text:p>17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76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66" table:style-name="ce1">
            <text:p>17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76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67" table:style-name="ce1">
            <text:p>17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76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68" table:style-name="ce1">
            <text:p>17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76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69" table:style-name="ce1">
            <text:p>17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77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70" table:style-name="ce1">
            <text:p>17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77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71" table:style-name="ce1">
            <text:p>17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77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72" table:style-name="ce1">
            <text:p>17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77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73" table:style-name="ce1">
            <text:p>17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77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74" table:style-name="ce1">
            <text:p>17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77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75" table:style-name="ce1">
            <text:p>17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77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76" table:style-name="ce1">
            <text:p>17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77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77" table:style-name="ce1">
            <text:p>17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77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78" table:style-name="ce1">
            <text:p>17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3" table:style-name="ce1">
            <text:p>33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77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79" table:style-name="ce1">
            <text:p>17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78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80" table:style-name="ce1">
            <text:p>17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78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81" table:style-name="ce1">
            <text:p>17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78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82" table:style-name="ce1">
            <text:p>17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3" table:style-name="ce1">
            <text:p>33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78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83" table:style-name="ce1">
            <text:p>17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78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84" table:style-name="ce1">
            <text:p>17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78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85" table:style-name="ce1">
            <text:p>17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78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86" table:style-name="ce1">
            <text:p>17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78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87" table:style-name="ce1">
            <text:p>17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78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88" table:style-name="ce1">
            <text:p>17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78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89" table:style-name="ce1">
            <text:p>17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79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90" table:style-name="ce1">
            <text:p>17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79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91" table:style-name="ce1">
            <text:p>17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79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92" table:style-name="ce1">
            <text:p>17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79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93" table:style-name="ce1">
            <text:p>17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79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94" table:style-name="ce1">
            <text:p>17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1" table:style-name="ce1">
            <text:p>11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79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95" table:style-name="ce1">
            <text:p>17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79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96" table:style-name="ce1">
            <text:p>17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79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97" table:style-name="ce1">
            <text:p>17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79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98" table:style-name="ce1">
            <text:p>17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79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99" table:style-name="ce1">
            <text:p>17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80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00" table:style-name="ce1">
            <text:p>18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80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01" table:style-name="ce1">
            <text:p>18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80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02" table:style-name="ce1">
            <text:p>18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43" table:style-name="ce1">
            <text:p>43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80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03" table:style-name="ce1">
            <text:p>18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80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04" table:style-name="ce1">
            <text:p>18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80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05" table:style-name="ce1">
            <text:p>18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80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06" table:style-name="ce1">
            <text:p>18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7" table:style-name="ce1">
            <text:p>67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80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07" table:style-name="ce1">
            <text:p>18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80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08" table:style-name="ce1">
            <text:p>18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80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09" table:style-name="ce1">
            <text:p>18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81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10" table:style-name="ce1">
            <text:p>18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81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11" table:style-name="ce1">
            <text:p>18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81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12" table:style-name="ce1">
            <text:p>18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81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13" table:style-name="ce1">
            <text:p>18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81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14" table:style-name="ce1">
            <text:p>18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81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15" table:style-name="ce1">
            <text:p>18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81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16" table:style-name="ce1">
            <text:p>18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81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17" table:style-name="ce1">
            <text:p>18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81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18" table:style-name="ce1">
            <text:p>18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81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19" table:style-name="ce1">
            <text:p>18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82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20" table:style-name="ce1">
            <text:p>18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3" table:style-name="ce1">
            <text:p>43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82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21" table:style-name="ce1">
            <text:p>18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82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22" table:style-name="ce1">
            <text:p>18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82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23" table:style-name="ce1">
            <text:p>18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82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24" table:style-name="ce1">
            <text:p>18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82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25" table:style-name="ce1">
            <text:p>18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82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26" table:style-name="ce1">
            <text:p>18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82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27" table:style-name="ce1">
            <text:p>18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82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28" table:style-name="ce1">
            <text:p>18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82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29" table:style-name="ce1">
            <text:p>18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83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30" table:style-name="ce1">
            <text:p>18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97" table:style-name="ce1">
            <text:p>97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83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31" table:style-name="ce1">
            <text:p>18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83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32" table:style-name="ce1">
            <text:p>18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04" table:style-name="ce1">
            <text:p>104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83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33" table:style-name="ce1">
            <text:p>18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83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34" table:style-name="ce1">
            <text:p>18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1" table:style-name="ce1">
            <text:p>121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83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35" table:style-name="ce1">
            <text:p>18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83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36" table:style-name="ce1">
            <text:p>18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83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37" table:style-name="ce1">
            <text:p>18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83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38" table:style-name="ce1">
            <text:p>18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83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39" table:style-name="ce1">
            <text:p>18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84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40" table:style-name="ce1">
            <text:p>18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84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41" table:style-name="ce1">
            <text:p>18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84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42" table:style-name="ce1">
            <text:p>18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84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43" table:style-name="ce1">
            <text:p>18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84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44" table:style-name="ce1">
            <text:p>18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84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45" table:style-name="ce1">
            <text:p>18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84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46" table:style-name="ce1">
            <text:p>18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84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47" table:style-name="ce1">
            <text:p>18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84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48" table:style-name="ce1">
            <text:p>18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84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49" table:style-name="ce1">
            <text:p>18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85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50" table:style-name="ce1">
            <text:p>18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2" table:style-name="ce1">
            <text:p>62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85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51" table:style-name="ce1">
            <text:p>18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85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52" table:style-name="ce1">
            <text:p>18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85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53" table:style-name="ce1">
            <text:p>18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85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54" table:style-name="ce1">
            <text:p>18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85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55" table:style-name="ce1">
            <text:p>18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85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56" table:style-name="ce1">
            <text:p>18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85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57" table:style-name="ce1">
            <text:p>18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85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58" table:style-name="ce1">
            <text:p>18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33" table:style-name="ce1">
            <text:p>33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85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59" table:style-name="ce1">
            <text:p>18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86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60" table:style-name="ce1">
            <text:p>18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86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61" table:style-name="ce1">
            <text:p>18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86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62" table:style-name="ce1">
            <text:p>18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86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63" table:style-name="ce1">
            <text:p>18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86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64" table:style-name="ce1">
            <text:p>18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1" table:style-name="ce1">
            <text:p>41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86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65" table:style-name="ce1">
            <text:p>18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86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66" table:style-name="ce1">
            <text:p>18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86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67" table:style-name="ce1">
            <text:p>18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86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68" table:style-name="ce1">
            <text:p>18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86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69" table:style-name="ce1">
            <text:p>18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87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70" table:style-name="ce1">
            <text:p>18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87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71" table:style-name="ce1">
            <text:p>18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87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72" table:style-name="ce1">
            <text:p>18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87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73" table:style-name="ce1">
            <text:p>18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87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74" table:style-name="ce1">
            <text:p>18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97" table:style-name="ce1">
            <text:p>97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87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75" table:style-name="ce1">
            <text:p>18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87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76" table:style-name="ce1">
            <text:p>18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04" table:style-name="ce1">
            <text:p>104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87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77" table:style-name="ce1">
            <text:p>18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87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78" table:style-name="ce1">
            <text:p>18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12" table:style-name="ce1">
            <text:p>112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87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79" table:style-name="ce1">
            <text:p>18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88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80" table:style-name="ce1">
            <text:p>18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88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81" table:style-name="ce1">
            <text:p>18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88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82" table:style-name="ce1">
            <text:p>18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88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83" table:style-name="ce1">
            <text:p>18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88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84" table:style-name="ce1">
            <text:p>18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88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85" table:style-name="ce1">
            <text:p>18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88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86" table:style-name="ce1">
            <text:p>18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88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87" table:style-name="ce1">
            <text:p>18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88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88" table:style-name="ce1">
            <text:p>18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88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89" table:style-name="ce1">
            <text:p>18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89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90" table:style-name="ce1">
            <text:p>18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89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91" table:style-name="ce1">
            <text:p>18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89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92" table:style-name="ce1">
            <text:p>18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89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93" table:style-name="ce1">
            <text:p>18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89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94" table:style-name="ce1">
            <text:p>18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89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95" table:style-name="ce1">
            <text:p>18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89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96" table:style-name="ce1">
            <text:p>18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89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97" table:style-name="ce1">
            <text:p>18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89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98" table:style-name="ce1">
            <text:p>18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89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99" table:style-name="ce1">
            <text:p>18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90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00" table:style-name="ce1">
            <text:p>19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90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01" table:style-name="ce1">
            <text:p>19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90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02" table:style-name="ce1">
            <text:p>19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90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03" table:style-name="ce1">
            <text:p>19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90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04" table:style-name="ce1">
            <text:p>19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90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05" table:style-name="ce1">
            <text:p>19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90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06" table:style-name="ce1">
            <text:p>19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90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07" table:style-name="ce1">
            <text:p>19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90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08" table:style-name="ce1">
            <text:p>19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90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09" table:style-name="ce1">
            <text:p>19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91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10" table:style-name="ce1">
            <text:p>19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91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11" table:style-name="ce1">
            <text:p>19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91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12" table:style-name="ce1">
            <text:p>19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91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13" table:style-name="ce1">
            <text:p>19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91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14" table:style-name="ce1">
            <text:p>19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91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15" table:style-name="ce1">
            <text:p>19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91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16" table:style-name="ce1">
            <text:p>19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91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17" table:style-name="ce1">
            <text:p>19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91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18" table:style-name="ce1">
            <text:p>19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91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19" table:style-name="ce1">
            <text:p>19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92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20" table:style-name="ce1">
            <text:p>19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92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21" table:style-name="ce1">
            <text:p>19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92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22" table:style-name="ce1">
            <text:p>19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63" table:style-name="ce1">
            <text:p>63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92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23" table:style-name="ce1">
            <text:p>19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92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24" table:style-name="ce1">
            <text:p>19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3" table:style-name="ce1">
            <text:p>3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92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25" table:style-name="ce1">
            <text:p>19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92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26" table:style-name="ce1">
            <text:p>19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" table:style-name="ce1">
            <text:p>5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92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27" table:style-name="ce1">
            <text:p>19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92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28" table:style-name="ce1">
            <text:p>19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0" table:style-name="ce1">
            <text:p>1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92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29" table:style-name="ce1">
            <text:p>19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93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30" table:style-name="ce1">
            <text:p>19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93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31" table:style-name="ce1">
            <text:p>19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93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32" table:style-name="ce1">
            <text:p>19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93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33" table:style-name="ce1">
            <text:p>19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93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34" table:style-name="ce1">
            <text:p>19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93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35" table:style-name="ce1">
            <text:p>19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93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36" table:style-name="ce1">
            <text:p>19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93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37" table:style-name="ce1">
            <text:p>19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93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38" table:style-name="ce1">
            <text:p>19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93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39" table:style-name="ce1">
            <text:p>19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94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40" table:style-name="ce1">
            <text:p>19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94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41" table:style-name="ce1">
            <text:p>19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94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42" table:style-name="ce1">
            <text:p>19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4" table:style-name="ce1">
            <text:p>64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94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43" table:style-name="ce1">
            <text:p>19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94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44" table:style-name="ce1">
            <text:p>19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94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45" table:style-name="ce1">
            <text:p>19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94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46" table:style-name="ce1">
            <text:p>19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94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47" table:style-name="ce1">
            <text:p>19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94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48" table:style-name="ce1">
            <text:p>19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94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49" table:style-name="ce1">
            <text:p>19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95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50" table:style-name="ce1">
            <text:p>19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95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51" table:style-name="ce1">
            <text:p>19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95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52" table:style-name="ce1">
            <text:p>19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95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53" table:style-name="ce1">
            <text:p>19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95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54" table:style-name="ce1">
            <text:p>19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95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55" table:style-name="ce1">
            <text:p>19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95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56" table:style-name="ce1">
            <text:p>19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95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57" table:style-name="ce1">
            <text:p>19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95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58" table:style-name="ce1">
            <text:p>19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95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59" table:style-name="ce1">
            <text:p>19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96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60" table:style-name="ce1">
            <text:p>19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96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61" table:style-name="ce1">
            <text:p>19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96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62" table:style-name="ce1">
            <text:p>19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96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63" table:style-name="ce1">
            <text:p>19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96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64" table:style-name="ce1">
            <text:p>19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96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65" table:style-name="ce1">
            <text:p>19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96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66" table:style-name="ce1">
            <text:p>19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1" table:style-name="ce1">
            <text:p>71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96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67" table:style-name="ce1">
            <text:p>19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96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68" table:style-name="ce1">
            <text:p>19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96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69" table:style-name="ce1">
            <text:p>19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97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70" table:style-name="ce1">
            <text:p>19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8" table:style-name="ce1">
            <text:p>8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97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71" table:style-name="ce1">
            <text:p>19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97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72" table:style-name="ce1">
            <text:p>19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97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73" table:style-name="ce1">
            <text:p>19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97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74" table:style-name="ce1">
            <text:p>19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97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75" table:style-name="ce1">
            <text:p>19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97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76" table:style-name="ce1">
            <text:p>19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97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77" table:style-name="ce1">
            <text:p>19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97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78" table:style-name="ce1">
            <text:p>19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43" table:style-name="ce1">
            <text:p>43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97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79" table:style-name="ce1">
            <text:p>19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98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80" table:style-name="ce1">
            <text:p>19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98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81" table:style-name="ce1">
            <text:p>19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98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82" table:style-name="ce1">
            <text:p>19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7" table:style-name="ce1">
            <text:p>67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98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83" table:style-name="ce1">
            <text:p>19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98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84" table:style-name="ce1">
            <text:p>19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98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85" table:style-name="ce1">
            <text:p>19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98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86" table:style-name="ce1">
            <text:p>19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98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87" table:style-name="ce1">
            <text:p>19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98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88" table:style-name="ce1">
            <text:p>19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98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89" table:style-name="ce1">
            <text:p>19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99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90" table:style-name="ce1">
            <text:p>19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99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91" table:style-name="ce1">
            <text:p>19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99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92" table:style-name="ce1">
            <text:p>19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99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93" table:style-name="ce1">
            <text:p>19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99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94" table:style-name="ce1">
            <text:p>19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99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95" table:style-name="ce1">
            <text:p>19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99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96" table:style-name="ce1">
            <text:p>19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3" table:style-name="ce1">
            <text:p>43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99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97" table:style-name="ce1">
            <text:p>19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99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98" table:style-name="ce1">
            <text:p>19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99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99" table:style-name="ce1">
            <text:p>19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200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00" table:style-name="ce1">
            <text:p>20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200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01" table:style-name="ce1">
            <text:p>20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200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02" table:style-name="ce1">
            <text:p>20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200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03" table:style-name="ce1">
            <text:p>20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200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04" table:style-name="ce1">
            <text:p>20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200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05" table:style-name="ce1">
            <text:p>20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200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06" table:style-name="ce1">
            <text:p>20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200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07" table:style-name="ce1">
            <text:p>20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200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08" table:style-name="ce1">
            <text:p>20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200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09" table:style-name="ce1">
            <text:p>20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201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10" table:style-name="ce1">
            <text:p>20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201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11" table:style-name="ce1">
            <text:p>20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201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12" table:style-name="ce1">
            <text:p>20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" table:style-name="ce1">
            <text:p>2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201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13" table:style-name="ce1">
            <text:p>20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201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14" table:style-name="ce1">
            <text:p>20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" table:style-name="ce1">
            <text:p>1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201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15" table:style-name="ce1">
            <text:p>20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201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16" table:style-name="ce1">
            <text:p>20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" table:style-name="ce1">
            <text:p>7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201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17" table:style-name="ce1">
            <text:p>20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201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18" table:style-name="ce1">
            <text:p>20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201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19" table:style-name="ce1">
            <text:p>20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202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20" table:style-name="ce1">
            <text:p>20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202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21" table:style-name="ce1">
            <text:p>20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202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22" table:style-name="ce1">
            <text:p>20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202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23" table:style-name="ce1">
            <text:p>20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202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24" table:style-name="ce1">
            <text:p>20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202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25" table:style-name="ce1">
            <text:p>20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202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26" table:style-name="ce1">
            <text:p>20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9" table:style-name="ce1">
            <text:p>59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202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27" table:style-name="ce1">
            <text:p>20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202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28" table:style-name="ce1">
            <text:p>20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2" table:style-name="ce1">
            <text:p>22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202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29" table:style-name="ce1">
            <text:p>20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203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30" table:style-name="ce1">
            <text:p>20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203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31" table:style-name="ce1">
            <text:p>20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203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32" table:style-name="ce1">
            <text:p>20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203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33" table:style-name="ce1">
            <text:p>20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203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34" table:style-name="ce1">
            <text:p>20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203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35" table:style-name="ce1">
            <text:p>20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203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36" table:style-name="ce1">
            <text:p>20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3" table:style-name="ce1">
            <text:p>13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203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37" table:style-name="ce1">
            <text:p>20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203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38" table:style-name="ce1">
            <text:p>20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203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39" table:style-name="ce1">
            <text:p>20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204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40" table:style-name="ce1">
            <text:p>20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204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41" table:style-name="ce1">
            <text:p>20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204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42" table:style-name="ce1">
            <text:p>20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204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43" table:style-name="ce1">
            <text:p>20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204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44" table:style-name="ce1">
            <text:p>20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204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45" table:style-name="ce1">
            <text:p>20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204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46" table:style-name="ce1">
            <text:p>20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204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47" table:style-name="ce1">
            <text:p>20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204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48" table:style-name="ce1">
            <text:p>20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204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49" table:style-name="ce1">
            <text:p>20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05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50" table:style-name="ce1">
            <text:p>20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05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51" table:style-name="ce1">
            <text:p>20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05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52" table:style-name="ce1">
            <text:p>20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05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53" table:style-name="ce1">
            <text:p>20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05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54" table:style-name="ce1">
            <text:p>20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05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55" table:style-name="ce1">
            <text:p>20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056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56" table:style-name="ce1">
            <text:p>20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057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57" table:style-name="ce1">
            <text:p>20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058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58" table:style-name="ce1">
            <text:p>20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059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59" table:style-name="ce1">
            <text:p>20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06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60" table:style-name="ce1">
            <text:p>20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06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61" table:style-name="ce1">
            <text:p>20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062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62" table:style-name="ce1">
            <text:p>20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063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63" table:style-name="ce1">
            <text:p>20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06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64" table:style-name="ce1">
            <text:p>20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06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65" table:style-name="ce1">
            <text:p>20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06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66" table:style-name="ce1">
            <text:p>20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06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67" table:style-name="ce1">
            <text:p>20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06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68" table:style-name="ce1">
            <text:p>20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06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69" table:style-name="ce1">
            <text:p>20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070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70" table:style-name="ce1">
            <text:p>20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071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71" table:style-name="ce1">
            <text:p>20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072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72" table:style-name="ce1">
            <text:p>20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073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73" table:style-name="ce1">
            <text:p>20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07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74" table:style-name="ce1">
            <text:p>20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07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75" table:style-name="ce1">
            <text:p>20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076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76" table:style-name="ce1">
            <text:p>20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077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77" table:style-name="ce1">
            <text:p>20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07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78" table:style-name="ce1">
            <text:p>20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07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79" table:style-name="ce1">
            <text:p>20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08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80" table:style-name="ce1">
            <text:p>20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08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81" table:style-name="ce1">
            <text:p>20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08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82" table:style-name="ce1">
            <text:p>20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08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83" table:style-name="ce1">
            <text:p>20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084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84" table:style-name="ce1">
            <text:p>20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085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85" table:style-name="ce1">
            <text:p>20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086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86" table:style-name="ce1">
            <text:p>20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087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87" table:style-name="ce1">
            <text:p>20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08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88" table:style-name="ce1">
            <text:p>20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08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89" table:style-name="ce1">
            <text:p>20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090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90" table:style-name="ce1">
            <text:p>20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091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91" table:style-name="ce1">
            <text:p>20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09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92" table:style-name="ce1">
            <text:p>20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09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93" table:style-name="ce1">
            <text:p>20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09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94" table:style-name="ce1">
            <text:p>20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09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95" table:style-name="ce1">
            <text:p>20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09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96" table:style-name="ce1">
            <text:p>20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09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97" table:style-name="ce1">
            <text:p>20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098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98" table:style-name="ce1">
            <text:p>20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099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99" table:style-name="ce1">
            <text:p>20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00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00" table:style-name="ce1">
            <text:p>21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01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01" table:style-name="ce1">
            <text:p>21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10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02" table:style-name="ce1">
            <text:p>21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10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03" table:style-name="ce1">
            <text:p>21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104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04" table:style-name="ce1">
            <text:p>21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105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05" table:style-name="ce1">
            <text:p>21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0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06" table:style-name="ce1">
            <text:p>21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0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07" table:style-name="ce1">
            <text:p>21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0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08" table:style-name="ce1">
            <text:p>21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0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09" table:style-name="ce1">
            <text:p>21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1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10" table:style-name="ce1">
            <text:p>21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1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11" table:style-name="ce1">
            <text:p>21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12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12" table:style-name="ce1">
            <text:p>21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13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13" table:style-name="ce1">
            <text:p>21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14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14" table:style-name="ce1">
            <text:p>21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15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15" table:style-name="ce1">
            <text:p>21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11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16" table:style-name="ce1">
            <text:p>21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11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17" table:style-name="ce1">
            <text:p>21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118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18" table:style-name="ce1">
            <text:p>21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119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19" table:style-name="ce1">
            <text:p>21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2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20" table:style-name="ce1">
            <text:p>21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2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21" table:style-name="ce1">
            <text:p>21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2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22" table:style-name="ce1">
            <text:p>21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2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23" table:style-name="ce1">
            <text:p>21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2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24" table:style-name="ce1">
            <text:p>21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2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25" table:style-name="ce1">
            <text:p>21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26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26" table:style-name="ce1">
            <text:p>21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27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27" table:style-name="ce1">
            <text:p>21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28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28" table:style-name="ce1">
            <text:p>21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29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29" table:style-name="ce1">
            <text:p>21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13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30" table:style-name="ce1">
            <text:p>21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13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31" table:style-name="ce1">
            <text:p>21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132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32" table:style-name="ce1">
            <text:p>21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133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33" table:style-name="ce1">
            <text:p>21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3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34" table:style-name="ce1">
            <text:p>21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3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35" table:style-name="ce1">
            <text:p>21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3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36" table:style-name="ce1">
            <text:p>21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3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37" table:style-name="ce1">
            <text:p>21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3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38" table:style-name="ce1">
            <text:p>21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3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39" table:style-name="ce1">
            <text:p>21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40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40" table:style-name="ce1">
            <text:p>21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41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41" table:style-name="ce1">
            <text:p>21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42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42" table:style-name="ce1">
            <text:p>21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43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43" table:style-name="ce1">
            <text:p>21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14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44" table:style-name="ce1">
            <text:p>21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14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45" table:style-name="ce1">
            <text:p>21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146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46" table:style-name="ce1">
            <text:p>21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147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47" table:style-name="ce1">
            <text:p>21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4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48" table:style-name="ce1">
            <text:p>21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4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49" table:style-name="ce1">
            <text:p>21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5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50" table:style-name="ce1">
            <text:p>21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5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51" table:style-name="ce1">
            <text:p>21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5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52" table:style-name="ce1">
            <text:p>21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5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53" table:style-name="ce1">
            <text:p>21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54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54" table:style-name="ce1">
            <text:p>21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55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55" table:style-name="ce1">
            <text:p>21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56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56" table:style-name="ce1">
            <text:p>21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57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57" table:style-name="ce1">
            <text:p>21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15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58" table:style-name="ce1">
            <text:p>21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15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59" table:style-name="ce1">
            <text:p>21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160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60" table:style-name="ce1">
            <text:p>21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161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61" table:style-name="ce1">
            <text:p>2161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6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62" table:style-name="ce1">
            <text:p>2162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6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63" table:style-name="ce1">
            <text:p>2163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6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64" table:style-name="ce1">
            <text:p>2164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6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65" table:style-name="ce1">
            <text:p>2165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6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66" table:style-name="ce1">
            <text:p>2166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6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67" table:style-name="ce1">
            <text:p>2167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68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68" table:style-name="ce1">
            <text:p>2168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69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69" table:style-name="ce1">
            <text:p>2169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70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70" table:style-name="ce1">
            <text:p>2170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71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71" table:style-name="ce1">
            <text:p>2171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17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72" table:style-name="ce1">
            <text:p>2172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17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73" table:style-name="ce1">
            <text:p>2173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174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74" table:style-name="ce1">
            <text:p>2174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175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75" table:style-name="ce1">
            <text:p>2175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7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76" table:style-name="ce1">
            <text:p>2176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7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77" table:style-name="ce1">
            <text:p>2177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7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78" table:style-name="ce1">
            <text:p>2178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7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79" table:style-name="ce1">
            <text:p>2179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8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80" table:style-name="ce1">
            <text:p>2180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8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81" table:style-name="ce1">
            <text:p>2181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82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82" table:style-name="ce1">
            <text:p>2182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83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83" table:style-name="ce1">
            <text:p>2183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84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84" table:style-name="ce1">
            <text:p>2184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85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85" table:style-name="ce1">
            <text:p>2185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18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86" table:style-name="ce1">
            <text:p>2186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18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87" table:style-name="ce1">
            <text:p>2187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188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88" table:style-name="ce1">
            <text:p>2188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189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89" table:style-name="ce1">
            <text:p>2189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9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90" table:style-name="ce1">
            <text:p>2190</text:p>
          </table:table-cell>
          <table:table-cell office:value-type="date" office:date-value="2021-06-09T00:00:00" table:style-name="ce3">
            <text:p>09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9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91" table:style-name="ce1">
            <text:p>2191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9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92" table:style-name="ce1">
            <text:p>2192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9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93" table:style-name="ce1">
            <text:p>2193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9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94" table:style-name="ce1">
            <text:p>2194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9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95" table:style-name="ce1">
            <text:p>2195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96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96" table:style-name="ce1">
            <text:p>2196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97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97" table:style-name="ce1">
            <text:p>2197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98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98" table:style-name="ce1">
            <text:p>2198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99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99" table:style-name="ce1">
            <text:p>2199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20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00" table:style-name="ce1">
            <text:p>2200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20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01" table:style-name="ce1">
            <text:p>2201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202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02" table:style-name="ce1">
            <text:p>2202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203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03" table:style-name="ce1">
            <text:p>2203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20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04" table:style-name="ce1">
            <text:p>2204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20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05" table:style-name="ce1">
            <text:p>2205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20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06" table:style-name="ce1">
            <text:p>2206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20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07" table:style-name="ce1">
            <text:p>2207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20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08" table:style-name="ce1">
            <text:p>2208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20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09" table:style-name="ce1">
            <text:p>2209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210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10" table:style-name="ce1">
            <text:p>2210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211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11" table:style-name="ce1">
            <text:p>2211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212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12" table:style-name="ce1">
            <text:p>2212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213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13" table:style-name="ce1">
            <text:p>2213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21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14" table:style-name="ce1">
            <text:p>2214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21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15" table:style-name="ce1">
            <text:p>2215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216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16" table:style-name="ce1">
            <text:p>2216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217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17" table:style-name="ce1">
            <text:p>2217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21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18" table:style-name="ce1">
            <text:p>2218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21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19" table:style-name="ce1">
            <text:p>2219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22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20" table:style-name="ce1">
            <text:p>2220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22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21" table:style-name="ce1">
            <text:p>2221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22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22" table:style-name="ce1">
            <text:p>2222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22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23" table:style-name="ce1">
            <text:p>2223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224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24" table:style-name="ce1">
            <text:p>2224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225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25" table:style-name="ce1">
            <text:p>2225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226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26" table:style-name="ce1">
            <text:p>2226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227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27" table:style-name="ce1">
            <text:p>2227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22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28" table:style-name="ce1">
            <text:p>2228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22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29" table:style-name="ce1">
            <text:p>2229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230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30" table:style-name="ce1">
            <text:p>2230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231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31" table:style-name="ce1">
            <text:p>2231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23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32" table:style-name="ce1">
            <text:p>2232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23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33" table:style-name="ce1">
            <text:p>2233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23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34" table:style-name="ce1">
            <text:p>2234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23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35" table:style-name="ce1">
            <text:p>2235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23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36" table:style-name="ce1">
            <text:p>2236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23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37" table:style-name="ce1">
            <text:p>2237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238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38" table:style-name="ce1">
            <text:p>2238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239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39" table:style-name="ce1">
            <text:p>2239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240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40" table:style-name="ce1">
            <text:p>2240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241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41" table:style-name="ce1">
            <text:p>2241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24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42" table:style-name="ce1">
            <text:p>2242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24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43" table:style-name="ce1">
            <text:p>2243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244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44" table:style-name="ce1">
            <text:p>2244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245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45" table:style-name="ce1">
            <text:p>2245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24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46" table:style-name="ce1">
            <text:p>2246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24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47" table:style-name="ce1">
            <text:p>2247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24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48" table:style-name="ce1">
            <text:p>2248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24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49" table:style-name="ce1">
            <text:p>2249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25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50" table:style-name="ce1">
            <text:p>2250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25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51" table:style-name="ce1">
            <text:p>2251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252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52" table:style-name="ce1">
            <text:p>2252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253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53" table:style-name="ce1">
            <text:p>2253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254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54" table:style-name="ce1">
            <text:p>2254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255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55" table:style-name="ce1">
            <text:p>2255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25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56" table:style-name="ce1">
            <text:p>2256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25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57" table:style-name="ce1">
            <text:p>2257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258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58" table:style-name="ce1">
            <text:p>2258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0" table:style-name="ce1">
            <text:p>1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259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59" table:style-name="ce1">
            <text:p>2259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26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60" table:style-name="ce1">
            <text:p>2260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26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61" table:style-name="ce1">
            <text:p>2261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26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62" table:style-name="ce1">
            <text:p>2262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26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63" table:style-name="ce1">
            <text:p>2263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26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64" table:style-name="ce1">
            <text:p>2264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26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65" table:style-name="ce1">
            <text:p>2265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266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66" table:style-name="ce1">
            <text:p>2266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267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67" table:style-name="ce1">
            <text:p>2267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268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68" table:style-name="ce1">
            <text:p>2268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269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69" table:style-name="ce1">
            <text:p>2269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27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70" table:style-name="ce1">
            <text:p>2270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27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71" table:style-name="ce1">
            <text:p>2271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272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72" table:style-name="ce1">
            <text:p>2272</text:p>
          </table:table-cell>
          <table:table-cell office:value-type="date" office:date-value="2021-06-10T00:00:00" table:style-name="ce3">
            <text:p>10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273];[Товар.A:.F];5;)" table:style-name="ce1">
            <text:p>10</text:p>
          </table:table-cell>
          <table:table-cell table:number-columns-repeated="16376"/>
        </table:table-row>
        <table:table-row table:number-rows-repeated="1046303" table:style-name="ro2">
          <table:table-cell table:number-columns-repeated="16384"/>
        </table:table-row>
      </table:table>
      <table:table table:name="Товар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6378" table:default-cell-style-name="ce1"/>
        <table:table-row table:style-name="ro6">
          <table:table-cell office:value-type="string" table:style-name="ce2">
            <text:p>Артикул</text:p>
          </table:table-cell>
          <table:table-cell office:value-type="string" table:style-name="ce2">
            <text:p>Отдел</text:p>
          </table:table-cell>
          <table:table-cell office:value-type="string" table:style-name="ce2">
            <text:p>Наименование товара</text:p>
          </table:table-cell>
          <table:table-cell office:value-type="string" table:style-name="ce2">
            <text:p>Ед. изм</text:p>
          </table:table-cell>
          <table:table-cell office:value-type="string" table:style-name="ce2">
            <text:p>Количество в упаковке</text:p>
          </table:table-cell>
          <table:table-cell office:value-type="string" table:style-name="ce2">
            <text:p>Поставщик</text:p>
          </table:table-cell>
          <table:table-cell table:number-columns-repeated="16378"/>
        </table:table-row>
        <table:table-row table:style-name="ro2" table:visibility="filter">
          <table:table-cell office:value-type="float" office:value="1" table:style-name="ce1">
            <text:p>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ультрапастеризованное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2" table:style-name="ce1">
            <text:p>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безлактоз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3" table:style-name="ce1">
            <text:p>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детское с 8 месяцев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4" table:style-name="ce1">
            <text:p>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3,2%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5" table:style-name="ce1">
            <text:p>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обезжиренный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6" table:style-name="ce1">
            <text:p>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Ряженка термостатна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7" table:style-name="ce1">
            <text:p>7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10%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8" table:style-name="ce1">
            <text:p>8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35% для взбивани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9" table:style-name="ce1">
            <text:p>9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1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" table:style-name="ce1">
            <text:p>10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2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" table:style-name="ce1">
            <text:p>1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кокосов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" table:style-name="ce1">
            <text:p>1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овся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" table:style-name="ce1">
            <text:p>1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г 9% жирност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" table:style-name="ce1">
            <text:p>1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жок детский сладкий</text:p>
          </table:table-cell>
          <table:table-cell office:value-type="string" table:style-name="ce1">
            <text:p>кг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" table:style-name="ce1">
            <text:p>1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Яйцо диетическое</text:p>
          </table:table-cell>
          <table:table-cell office:value-type="string" table:style-name="ce1">
            <text:p>шт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тицеферм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" table:style-name="ce1">
            <text:p>1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асло сливочное крестьянское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" table:style-name="ce1">
            <text:p>1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гречневая ядриц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" table:style-name="ce1">
            <text:p>1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ма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" table:style-name="ce1">
            <text:p>1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шено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" table:style-name="ce1">
            <text:p>2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ерлов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" table:style-name="ce1">
            <text:p>2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кругл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" table:style-name="ce1">
            <text:p>2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длинн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" table:style-name="ce1">
            <text:p>2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Бурый ри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" table:style-name="ce1">
            <text:p>2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спагетти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" table:style-name="ce1">
            <text:p>2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вермишель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" table:style-name="ce1">
            <text:p>2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рож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" table:style-name="ce1">
            <text:p>2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перь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песок бел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демерара коричнев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рафинад быстрорастворим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" table:style-name="ce1">
            <text:p>3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Лапша гречн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" table:style-name="ce1">
            <text:p>3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Фунчоз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" table:style-name="ce1">
            <text:p>3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хлебопекарная в\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" table:style-name="ce1">
            <text:p>3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бли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" table:style-name="ce1">
            <text:p>3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Горох желтый колот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" table:style-name="ce1">
            <text:p>3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ечевица крас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" table:style-name="ce1">
            <text:p>3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овсяные Геркулес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" table:style-name="ce1">
            <text:p>3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4 злак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" table:style-name="ce1">
            <text:p>3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укурузные хлопья с сахаром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" table:style-name="ce1">
            <text:p>4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каменная помол №1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" table:style-name="ce1">
            <text:p>4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поваренная Экстр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" table:style-name="ce1">
            <text:p>4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ахмал картофель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" table:style-name="ce1">
            <text:p>4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да пищ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" table:style-name="ce1">
            <text:p>4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черный индийски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" table:style-name="ce1">
            <text:p>4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зеленый<text:s/>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" table:style-name="ce1">
            <text:p>4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растворим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" table:style-name="ce1">
            <text:p>4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в зернах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" table:style-name="ce1">
            <text:p>4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молот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" table:style-name="ce1">
            <text:p>4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доктор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" table:style-name="ce1">
            <text:p>5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любитель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" table:style-name="ce1">
            <text:p>5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ервелат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" table:style-name="ce1">
            <text:p>5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краков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" table:style-name="ce1">
            <text:p>5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молоч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" table:style-name="ce1">
            <text:p>5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венски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" table:style-name="ce1">
            <text:p>55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кури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" table:style-name="ce1">
            <text:p>56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ардель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" table:style-name="ce1">
            <text:p>57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сырокопченая салям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" table:style-name="ce1">
            <text:p>58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" table:style-name="ce1">
            <text:p>5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сыр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" table:style-name="ce1">
            <text:p>6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Грудинка копчен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" table:style-name="ce1">
            <text:p>6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Ветчина в оболочк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" table:style-name="ce1">
            <text:p>6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фермерский с грибам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" table:style-name="ce1">
            <text:p>6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из куриной печен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" table:style-name="ce1">
            <text:p>6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ливерная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number-rows-repeated="1048511" table:style-name="ro2">
          <table:table-cell table:number-columns-repeated="16384"/>
        </table:table-row>
      </table:table>
      <table:table table:name="Магазин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16381" table:default-cell-style-name="ce1"/>
        <table:table-row table:style-name="ro2">
          <table:table-cell office:value-type="string" table:style-name="ce4">
            <text:p>ID магазина</text:p>
          </table:table-cell>
          <table:table-cell office:value-type="string" table:style-name="ce4">
            <text:p>Район</text:p>
          </table:table-cell>
          <table:table-cell office:value-type="string" table:style-name="ce4">
            <text:p>Адрес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45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, 12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3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Колхозная, 11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4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22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ул. Гагарина, 17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6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1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7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3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8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Сталеваров, 14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9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Прибрежная, 7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0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л. Революции, 1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1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Луговая, 21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2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3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36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4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Элеваторная, 15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ушкинская, 8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6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. 29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database-ranges>
        <table:database-range table:target-range-address="Движение_товаров.B2:Движение_товаров.G1137" table:contains-header="false">
          <table:sort>
            <table:sort-by table:field-number="0"/>
            <table:sort-by table:field-number="1"/>
            <table:sort-by table:field-number="2"/>
          </table:sort>
        </table:database-range>
        <table:database-range table:target-range-address="Движение_товаров.A1:Движение_товаров.H2273" table:display-filter-buttons="true">
          <table:filter>
            <table:filter-and>
              <table:filter-or>
                <table:filter-condition table:field-number="2" table:value="M11" table:operator="="/>
                <table:filter-condition table:field-number="2" table:value="M14" table:operator="="/>
                <table:filter-condition table:field-number="2" table:value="M3" table:operator="="/>
                <table:filter-condition table:field-number="2" table:value="M9" table:operator="="/>
              </table:filter-or>
              <table:filter-or>
                <table:filter-condition table:field-number="3" table:value="28" table:operator="="/>
                <table:filter-condition table:field-number="3" table:value="29" table:operator="="/>
                <table:filter-condition table:field-number="3" table:value="30" table:operator="="/>
              </table:filter-or>
              <table:filter-condition table:field-number="4" table:value="Поступление" table:operator="="/>
            </table:filter-and>
          </table:filter>
        </table:database-range>
        <table:database-range table:target-range-address="Товар.A2:Товар.G65" table:contains-header="false">
          <table:sort>
            <table:sort-by table:field-number="0"/>
          </table:sort>
        </table:database-range>
        <table:database-range table:target-range-address="Товар.A1:Товар.F65" table:display-filter-buttons="true">
          <table:filter>
            <table:filter-or>
              <table:filter-condition table:field-number="2" table:value="Сахар демерара коричневый" table:operator="="/>
              <table:filter-condition table:field-number="2" table:value="Сахар песок белый" table:operator="="/>
              <table:filter-condition table:field-number="2" table:value="Сахар рафинад быстрорастворимый" table:operator="="/>
            </table:filter-or>
          </table:filter>
        </table:database-range>
        <table:database-range table:target-range-address="Магазин.A2:Магазин.C17" table:contains-header="false">
          <table:sort>
            <table:sort-by table:field-number="0"/>
          </table:sort>
        </table:database-range>
        <table:database-range table:target-range-address="Магазин.A1:Магазин.C17" table:display-filter-buttons="true">
          <table:filter>
            <table:filter-condition table:field-number="1" table:value="Заречный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Слава</meta:initial-creator>
    <dc:creator>Дмитрий Киселев</dc:creator>
    <meta:creation-date>2021-07-09T17:04:06Z</meta:creation-date>
    <dc:date>2025-11-16T09:51:20Z</dc:date>
  </office:meta>
</office:document-meta>
</file>